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6">
            <text:p>17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8">
            <text:p>1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35">
            <text:p>33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295">
            <text:p>1729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9497">
            <text:p>1949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9875">
            <text:p>1987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8">
            <text:p>2021-02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2 - 1.35)">
            <text:p>(1.02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7">
            <text:p>1.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35.25">
            <text:p>-35.2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244706699062825">
            <text:p>-0.002447067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9144700228104">
            <text:p>0.9914470023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16.5">
            <text:p>-16.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115022655977693">
            <text:p>-0.0011502266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5976800162213">
            <text:p>0.995976800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34.625">
            <text:p>34.625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336099786449233">
            <text:p>0.0033609979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1178563328675">
            <text:p>1.0117856333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10.25">
            <text:p>-10.2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0974890622027772">
            <text:p>-0.0009748906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96589745629884">
            <text:p>0.9965897456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135">
            <text:p>10135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8.5">
            <text:p>-228.5</text:p>
          </table:table-cell>
          <table:table-cell office:value-type="float" office:value="-161.25">
            <text:p>-161.25</text:p>
          </table:table-cell>
          <table:table-cell office:value-type="float" office:value="-97.25">
            <text:p>-97.25</text:p>
          </table:table-cell>
          <table:table-cell office:value-type="float" office:value="-0.0225456339417859">
            <text:p>-0.0225456339</text:p>
          </table:table-cell>
          <table:table-cell office:value-type="float" office:value="-0.0119109174176392">
            <text:p>-0.0119109174</text:p>
          </table:table-cell>
          <table:table-cell office:value-type="float" office:value="-0.00499768744539802">
            <text:p>-0.0049976874</text:p>
          </table:table-cell>
          <table:table-cell office:value-type="float" office:value="0.92208656019903">
            <text:p>0.9220865602</text:p>
          </table:table-cell>
          <table:table-cell office:value-type="float" office:value="0.958589854147573">
            <text:p>0.9585898541</text:p>
          </table:table-cell>
          <table:table-cell office:value-type="float" office:value="0.982557048625519">
            <text:p>0.9825570486</text:p>
          </table:table-cell>
          <table:table-cell office:value-type="float" office:value="-30.3962959907365">
            <text:p>-30.3962959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193">
            <text:p>10193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42.5">
            <text:p>-242.5</text:p>
          </table:table-cell>
          <table:table-cell office:value-type="float" office:value="-131">
            <text:p>-131</text:p>
          </table:table-cell>
          <table:table-cell office:value-type="float" office:value="-44.375">
            <text:p>-44.375</text:p>
          </table:table-cell>
          <table:table-cell office:value-type="float" office:value="-0.0237908368488178">
            <text:p>-0.0237908368</text:p>
          </table:table-cell>
          <table:table-cell office:value-type="float" office:value="-0.00986297244390905">
            <text:p>-0.0098629724</text:p>
          </table:table-cell>
          <table:table-cell office:value-type="float" office:value="-0.0023139698597278">
            <text:p>-0.0023139699</text:p>
          </table:table-cell>
          <table:table-cell office:value-type="float" office:value="0.917841438708353">
            <text:p>0.9178414387</text:p>
          </table:table-cell>
          <table:table-cell office:value-type="float" office:value="0.96567026176816">
            <text:p>0.9656702618</text:p>
          </table:table-cell>
          <table:table-cell office:value-type="float" office:value="0.991911600225716">
            <text:p>0.9919116002</text:p>
          </table:table-cell>
          <table:table-cell office:value-type="float" office:value="-28.7870838943443">
            <text:p>-28.78708389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512">
            <text:p>13512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131.5">
            <text:p>-13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0973208999407934">
            <text:p>-0.00973209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66123323629002">
            <text:p>0.9661233236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778">
            <text:p>13778</text:p>
          </table:table-cell>
          <table:table-cell office:value-type="float" office:value="18683">
            <text:p>18683</text:p>
          </table:table-cell>
          <table:table-cell office:value-type="float" office:value="-33.5">
            <text:p>-33.5</text:p>
          </table:table-cell>
          <table:table-cell office:value-type="float" office:value="-44.375">
            <text:p>-44.375</text:p>
          </table:table-cell>
          <table:table-cell office:value-type="float" office:value="-57.375">
            <text:p>-57.375</text:p>
          </table:table-cell>
          <table:table-cell office:value-type="float" office:value="-0.0032533747693503">
            <text:p>-0.0032533748</text:p>
          </table:table-cell>
          <table:table-cell office:value-type="float" office:value="-0.00322071418202932">
            <text:p>-0.0032207142</text:p>
          </table:table-cell>
          <table:table-cell office:value-type="float" office:value="-0.00307097361237489">
            <text:p>-0.0030709736</text:p>
          </table:table-cell>
          <table:table-cell office:value-type="float" office:value="0.988633933824158">
            <text:p>0.9886339338</text:p>
          </table:table-cell>
          <table:table-cell office:value-type="float" office:value="0.988747831442588">
            <text:p>0.9887478314</text:p>
          </table:table-cell>
          <table:table-cell office:value-type="float" office:value="0.989270076879387">
            <text:p>0.989270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805">
            <text:p>805</text:p>
          </table:table-cell>
          <table:table-cell office:value-type="float" office:value="9910">
            <text:p>9910</text:p>
          </table:table-cell>
          <table:table-cell office:value-type="float" office:value="12889">
            <text:p>12889</text:p>
          </table:table-cell>
          <table:table-cell office:value-type="float" office:value="19459">
            <text:p>19459</text:p>
          </table:table-cell>
          <table:table-cell office:value-type="float" office:value="-62.875">
            <text:p>-62.875</text:p>
          </table:table-cell>
          <table:table-cell office:value-type="float" office:value="-205.625">
            <text:p>-205.625</text:p>
          </table:table-cell>
          <table:table-cell office:value-type="float" office:value="-97.25">
            <text:p>-97.25</text:p>
          </table:table-cell>
          <table:table-cell office:value-type="float" office:value="-0.00634460141271443">
            <text:p>-0.0063446014</text:p>
          </table:table-cell>
          <table:table-cell office:value-type="float" office:value="-0.0159535262627046">
            <text:p>-0.0159535263</text:p>
          </table:table-cell>
          <table:table-cell office:value-type="float" office:value="-0.00499768744539802">
            <text:p>-0.0049976874</text:p>
          </table:table-cell>
          <table:table-cell office:value-type="float" office:value="0.977872792830988">
            <text:p>0.9778727928</text:p>
          </table:table-cell>
          <table:table-cell office:value-type="float" office:value="0.944661507480955">
            <text:p>0.9446615075</text:p>
          </table:table-cell>
          <table:table-cell office:value-type="float" office:value="0.982557048625519">
            <text:p>0.9825570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9376">
            <text:p>9376</text:p>
          </table:table-cell>
          <table:table-cell office:value-type="float" office:value="13042">
            <text:p>13042</text:p>
          </table:table-cell>
          <table:table-cell office:value-type="float" office:value="19177">
            <text:p>19177</text:p>
          </table:table-cell>
          <table:table-cell office:value-type="float" office:value="-76.5">
            <text:p>-76.5</text:p>
          </table:table-cell>
          <table:table-cell office:value-type="float" office:value="-257.875">
            <text:p>-257.875</text:p>
          </table:table-cell>
          <table:table-cell office:value-type="float" office:value="-44.375">
            <text:p>-44.375</text:p>
          </table:table-cell>
          <table:table-cell office:value-type="float" office:value="-0.00815912969283276">
            <text:p>-0.0081591297</text:p>
          </table:table-cell>
          <table:table-cell office:value-type="float" office:value="-0.0197726575678577">
            <text:p>-0.0197726576</text:p>
          </table:table-cell>
          <table:table-cell office:value-type="float" office:value="-0.0023139698597278">
            <text:p>-0.0023139699</text:p>
          </table:table-cell>
          <table:table-cell office:value-type="float" office:value="0.97157352601388">
            <text:p>0.971573526</text:p>
          </table:table-cell>
          <table:table-cell office:value-type="float" office:value="0.931561976167598">
            <text:p>0.9315619762</text:p>
          </table:table-cell>
          <table:table-cell office:value-type="float" office:value="0.991911600225716">
            <text:p>0.99191160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380">
            <text:p>9380</text:p>
          </table:table-cell>
          <table:table-cell office:value-type="float" office:value="13142">
            <text:p>13142</text:p>
          </table:table-cell>
          <table:table-cell office:value-type="float" office:value="18379">
            <text:p>18379</text:p>
          </table:table-cell>
          <table:table-cell office:value-type="float" office:value="-88.5">
            <text:p>-88.5</text:p>
          </table:table-cell>
          <table:table-cell office:value-type="float" office:value="-2.375">
            <text:p>-2.375</text:p>
          </table:table-cell>
          <table:table-cell office:value-type="float" office:value="-234.75">
            <text:p>-234.75</text:p>
          </table:table-cell>
          <table:table-cell office:value-type="float" office:value="-0.00943496801705757">
            <text:p>-0.009434968</text:p>
          </table:table-cell>
          <table:table-cell office:value-type="float" office:value="-0.000180718307715721">
            <text:p>-0.0001807183</text:p>
          </table:table-cell>
          <table:table-cell office:value-type="float" office:value="-0.0127727297459057">
            <text:p>-0.0127727297</text:p>
          </table:table-cell>
          <table:table-cell office:value-type="float" office:value="0.967152088438405">
            <text:p>0.9671520884</text:p>
          </table:table-cell>
          <table:table-cell office:value-type="float" office:value="0.999367549934844">
            <text:p>0.9993675499</text:p>
          </table:table-cell>
          <table:table-cell office:value-type="float" office:value="0.955615205434648">
            <text:p>0.9556152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8878">
            <text:p>8878</text:p>
          </table:table-cell>
          <table:table-cell office:value-type="float" office:value="13144">
            <text:p>13144</text:p>
          </table:table-cell>
          <table:table-cell office:value-type="float" office:value="18588">
            <text:p>18588</text:p>
          </table:table-cell>
          <table:table-cell office:value-type="float" office:value="-187.75">
            <text:p>-187.75</text:p>
          </table:table-cell>
          <table:table-cell office:value-type="float" office:value="-40.25">
            <text:p>-40.25</text:p>
          </table:table-cell>
          <table:table-cell office:value-type="float" office:value="-266.5">
            <text:p>-266.5</text:p>
          </table:table-cell>
          <table:table-cell office:value-type="float" office:value="-0.0211477810317639">
            <text:p>-0.021147781</text:p>
          </table:table-cell>
          <table:table-cell office:value-type="float" office:value="-0.00306223371880706">
            <text:p>-0.0030622337</text:p>
          </table:table-cell>
          <table:table-cell office:value-type="float" office:value="-0.0143372068000861">
            <text:p>-0.0143372068</text:p>
          </table:table-cell>
          <table:table-cell office:value-type="float" office:value="0.926859334528258">
            <text:p>0.9268593345</text:p>
          </table:table-cell>
          <table:table-cell office:value-type="float" office:value="0.989300561443859">
            <text:p>0.9893005614</text:p>
          </table:table-cell>
          <table:table-cell office:value-type="float" office:value="0.950222664977402">
            <text:p>0.950222665</text:p>
          </table:table-cell>
          <table:table-cell office:value-type="float" office:value="-32.4285468684774">
            <text:p>-32.4285468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9322">
            <text:p>9322</text:p>
          </table:table-cell>
          <table:table-cell office:value-type="float" office:value="12645">
            <text:p>12645</text:p>
          </table:table-cell>
          <table:table-cell office:value-type="float" office:value="17349">
            <text:p>17349</text:p>
          </table:table-cell>
          <table:table-cell office:value-type="float" office:value="-147.125">
            <text:p>-147.125</text:p>
          </table:table-cell>
          <table:table-cell office:value-type="float" office:value="-138.5">
            <text:p>-138.5</text:p>
          </table:table-cell>
          <table:table-cell office:value-type="float" office:value="-312.5">
            <text:p>-312.5</text:p>
          </table:table-cell>
          <table:table-cell office:value-type="float" office:value="-0.0157825573911178">
            <text:p>-0.0157825574</text:p>
          </table:table-cell>
          <table:table-cell office:value-type="float" office:value="-0.0109529458283907">
            <text:p>-0.0109529458</text:p>
          </table:table-cell>
          <table:table-cell office:value-type="float" office:value="-0.0180125655657387">
            <text:p>-0.0180125656</text:p>
          </table:table-cell>
          <table:table-cell office:value-type="float" office:value="0.945249263801983">
            <text:p>0.9452492638</text:p>
          </table:table-cell>
          <table:table-cell office:value-type="float" office:value="0.961899824964379">
            <text:p>0.961899825</text:p>
          </table:table-cell>
          <table:table-cell office:value-type="float" office:value="0.937591947455704">
            <text:p>0.93759194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329">
            <text:p>9329</text:p>
          </table:table-cell>
          <table:table-cell office:value-type="float" office:value="12400">
            <text:p>12400</text:p>
          </table:table-cell>
          <table:table-cell office:value-type="float" office:value="17535">
            <text:p>17535</text:p>
          </table:table-cell>
          <table:table-cell office:value-type="float" office:value="-55.75">
            <text:p>-55.75</text:p>
          </table:table-cell>
          <table:table-cell office:value-type="float" office:value="-159.5">
            <text:p>-159.5</text:p>
          </table:table-cell>
          <table:table-cell office:value-type="float" office:value="-417.875">
            <text:p>-417.875</text:p>
          </table:table-cell>
          <table:table-cell office:value-type="float" office:value="-0.00597598885196698">
            <text:p>-0.0059759889</text:p>
          </table:table-cell>
          <table:table-cell office:value-type="float" office:value="-0.0128629032258065">
            <text:p>-0.0128629032</text:p>
          </table:table-cell>
          <table:table-cell office:value-type="float" office:value="-0.0238309096093527">
            <text:p>-0.0238309096</text:p>
          </table:table-cell>
          <table:table-cell office:value-type="float" office:value="0.979154035405923">
            <text:p>0.9791540354</text:p>
          </table:table-cell>
          <table:table-cell office:value-type="float" office:value="0.955304129097294">
            <text:p>0.9553041291</text:p>
          </table:table-cell>
          <table:table-cell office:value-type="float" office:value="0.917704924382771">
            <text:p>0.9177049244</text:p>
          </table:table-cell>
          <table:table-cell table:number-columns-repeated="2" office:value-type="float" office:value="0">
            <text:p>0</text:p>
          </table:table-cell>
          <table:table-cell office:value-type="float" office:value="-28.738089611805">
            <text:p>-28.73808961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9211">
            <text:p>9211</text:p>
          </table:table-cell>
          <table:table-cell office:value-type="float" office:value="13240">
            <text:p>13240</text:p>
          </table:table-cell>
          <table:table-cell office:value-type="float" office:value="18379">
            <text:p>18379</text:p>
          </table:table-cell>
          <table:table-cell office:value-type="float" office:value="-54.75">
            <text:p>-54.75</text:p>
          </table:table-cell>
          <table:table-cell office:value-type="float" office:value="-113.75">
            <text:p>-113.75</text:p>
          </table:table-cell>
          <table:table-cell office:value-type="float" office:value="-234.75">
            <text:p>-234.75</text:p>
          </table:table-cell>
          <table:table-cell office:value-type="float" office:value="-0.00594398002388449">
            <text:p>-0.00594398</text:p>
          </table:table-cell>
          <table:table-cell office:value-type="float" office:value="-0.00859138972809668">
            <text:p>-0.0085913897</text:p>
          </table:table-cell>
          <table:table-cell office:value-type="float" office:value="-0.0127727297459057">
            <text:p>-0.0127727297</text:p>
          </table:table-cell>
          <table:table-cell office:value-type="float" office:value="0.979265318477512">
            <text:p>0.9792653185</text:p>
          </table:table-cell>
          <table:table-cell office:value-type="float" office:value="0.970074807427483">
            <text:p>0.9700748074</text:p>
          </table:table-cell>
          <table:table-cell office:value-type="float" office:value="0.955615205434648">
            <text:p>0.9556152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9070">
            <text:p>9070</text:p>
          </table:table-cell>
          <table:table-cell office:value-type="float" office:value="12139">
            <text:p>12139</text:p>
          </table:table-cell>
          <table:table-cell office:value-type="float" office:value="18744">
            <text:p>18744</text:p>
          </table:table-cell>
          <table:table-cell office:value-type="float" office:value="-202.125">
            <text:p>-202.125</text:p>
          </table:table-cell>
          <table:table-cell office:value-type="float" office:value="-78.25">
            <text:p>-78.25</text:p>
          </table:table-cell>
          <table:table-cell office:value-type="float" office:value="-254.875">
            <text:p>-254.875</text:p>
          </table:table-cell>
          <table:table-cell office:value-type="float" office:value="-0.0222850055126792">
            <text:p>-0.0222850055</text:p>
          </table:table-cell>
          <table:table-cell office:value-type="float" office:value="-0.00644616525249197">
            <text:p>-0.0064461653</text:p>
          </table:table-cell>
          <table:table-cell office:value-type="float" office:value="-0.0135976845924029">
            <text:p>-0.0135976846</text:p>
          </table:table-cell>
          <table:table-cell office:value-type="float" office:value="0.922975858788195">
            <text:p>0.9229758588</text:p>
          </table:table-cell>
          <table:table-cell office:value-type="float" office:value="0.977519865587344">
            <text:p>0.9775198656</text:p>
          </table:table-cell>
          <table:table-cell office:value-type="float" office:value="0.952770502098088">
            <text:p>0.9527705021</text:p>
          </table:table-cell>
          <table:table-cell office:value-type="float" office:value="-30.7558719517249">
            <text:p>-30.7558719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700">
            <text:p>8700</text:p>
          </table:table-cell>
          <table:table-cell office:value-type="float" office:value="11834">
            <text:p>11834</text:p>
          </table:table-cell>
          <table:table-cell office:value-type="float" office:value="17016">
            <text:p>17016</text:p>
          </table:table-cell>
          <table:table-cell office:value-type="float" office:value="-47">
            <text:p>-47</text:p>
          </table:table-cell>
          <table:table-cell office:value-type="float" office:value="-191.75">
            <text:p>-191.75</text:p>
          </table:table-cell>
          <table:table-cell office:value-type="float" office:value="-183.5">
            <text:p>-183.5</text:p>
          </table:table-cell>
          <table:table-cell office:value-type="float" office:value="-0.00540229885057471">
            <text:p>-0.0054022989</text:p>
          </table:table-cell>
          <table:table-cell office:value-type="float" office:value="-0.0162033124894372">
            <text:p>-0.0162033125</text:p>
          </table:table-cell>
          <table:table-cell office:value-type="float" office:value="-0.0107839680300893">
            <text:p>-0.010783968</text:p>
          </table:table-cell>
          <table:table-cell office:value-type="float" office:value="0.981149156295416">
            <text:p>0.9811491563</text:p>
          </table:table-cell>
          <table:table-cell office:value-type="float" office:value="0.943802999064805">
            <text:p>0.9438029991</text:p>
          </table:table-cell>
          <table:table-cell office:value-type="float" office:value="0.962484048068976">
            <text:p>0.9624840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680">
            <text:p>8680</text:p>
          </table:table-cell>
          <table:table-cell office:value-type="float" office:value="11990">
            <text:p>11990</text:p>
          </table:table-cell>
          <table:table-cell office:value-type="float" office:value="17013">
            <text:p>17013</text:p>
          </table:table-cell>
          <table:table-cell office:value-type="float" office:value="-12.75">
            <text:p>-12.75</text:p>
          </table:table-cell>
          <table:table-cell office:value-type="float" office:value="-21.75">
            <text:p>-21.75</text:p>
          </table:table-cell>
          <table:table-cell office:value-type="float" office:value="-172.375">
            <text:p>-172.375</text:p>
          </table:table-cell>
          <table:table-cell office:value-type="float" office:value="-0.00146889400921659">
            <text:p>-0.001468894</text:p>
          </table:table-cell>
          <table:table-cell office:value-type="float" office:value="-0.001814011676397">
            <text:p>-0.0018140117</text:p>
          </table:table-cell>
          <table:table-cell office:value-type="float" office:value="-0.0101319579145359">
            <text:p>-0.0101319579</text:p>
          </table:table-cell>
          <table:table-cell office:value-type="float" office:value="0.994863099960978">
            <text:p>0.9948631</text:p>
          </table:table-cell>
          <table:table-cell office:value-type="float" office:value="0.9936574087838">
            <text:p>0.9936574088</text:p>
          </table:table-cell>
          <table:table-cell office:value-type="float" office:value="0.964739354178641">
            <text:p>0.96473935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316">
            <text:p>8316</text:p>
          </table:table-cell>
          <table:table-cell office:value-type="float" office:value="11812">
            <text:p>11812</text:p>
          </table:table-cell>
          <table:table-cell office:value-type="float" office:value="17816">
            <text:p>17816</text:p>
          </table:table-cell>
          <table:table-cell office:value-type="float" office:value="-117.25">
            <text:p>-117.25</text:p>
          </table:table-cell>
          <table:table-cell office:value-type="float" office:value="-55.625">
            <text:p>-55.625</text:p>
          </table:table-cell>
          <table:table-cell office:value-type="float" office:value="-177.875">
            <text:p>-177.875</text:p>
          </table:table-cell>
          <table:table-cell office:value-type="float" office:value="-0.0140993265993266">
            <text:p>-0.0140993266</text:p>
          </table:table-cell>
          <table:table-cell office:value-type="float" office:value="-0.00470919403995936">
            <text:p>-0.004709194</text:p>
          </table:table-cell>
          <table:table-cell office:value-type="float" office:value="-0.00998400314324203">
            <text:p>-0.0099840031</text:p>
          </table:table-cell>
          <table:table-cell office:value-type="float" office:value="0.951041987283044">
            <text:p>0.9510419873</text:p>
          </table:table-cell>
          <table:table-cell office:value-type="float" office:value="0.983561286816814">
            <text:p>0.9835612868</text:p>
          </table:table-cell>
          <table:table-cell office:value-type="float" office:value="0.965251362423431">
            <text:p>0.96525136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520">
            <text:p>11520</text:p>
          </table:table-cell>
          <table:table-cell office:value-type="float" office:value="16267">
            <text:p>16267</text:p>
          </table:table-cell>
          <table:table-cell office:value-type="float" office:value="-227.125">
            <text:p>-227.125</text:p>
          </table:table-cell>
          <table:table-cell office:value-type="float" office:value="-218.75">
            <text:p>-218.75</text:p>
          </table:table-cell>
          <table:table-cell office:value-type="float" office:value="-133.375">
            <text:p>-133.375</text:p>
          </table:table-cell>
          <table:table-cell office:value-type="float" office:value="-0.0270354719676229">
            <text:p>-0.027035472</text:p>
          </table:table-cell>
          <table:table-cell office:value-type="float" office:value="-0.0189887152777778">
            <text:p>-0.0189887153</text:p>
          </table:table-cell>
          <table:table-cell office:value-type="float" office:value="-0.00819911477223827">
            <text:p>-0.0081991148</text:p>
          </table:table-cell>
          <table:table-cell office:value-type="float" office:value="0.906808444932564">
            <text:p>0.9068084449</text:p>
          </table:table-cell>
          <table:table-cell office:value-type="float" office:value="0.934246216291263">
            <text:p>0.9342462163</text:p>
          </table:table-cell>
          <table:table-cell office:value-type="float" office:value="0.971434860243941">
            <text:p>0.9714348602</text:p>
          </table:table-cell>
          <table:table-cell office:value-type="float" office:value="-25.2902779249752">
            <text:p>-25.2902779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8572">
            <text:p>8572</text:p>
          </table:table-cell>
          <table:table-cell office:value-type="float" office:value="11267">
            <text:p>11267</text:p>
          </table:table-cell>
          <table:table-cell office:value-type="float" office:value="15931">
            <text:p>15931</text:p>
          </table:table-cell>
          <table:table-cell office:value-type="float" office:value="-55.125">
            <text:p>-55.125</text:p>
          </table:table-cell>
          <table:table-cell office:value-type="float" office:value="-173">
            <text:p>-173</text:p>
          </table:table-cell>
          <table:table-cell office:value-type="float" office:value="-351.75">
            <text:p>-351.75</text:p>
          </table:table-cell>
          <table:table-cell office:value-type="float" office:value="-0.00643082127858143">
            <text:p>-0.0064308213</text:p>
          </table:table-cell>
          <table:table-cell office:value-type="float" office:value="-0.0153545753084228">
            <text:p>-0.0153545753</text:p>
          </table:table-cell>
          <table:table-cell office:value-type="float" office:value="-0.0220795932458728">
            <text:p>-0.0220795932</text:p>
          </table:table-cell>
          <table:table-cell office:value-type="float" office:value="0.977573182231106">
            <text:p>0.9775731822</text:p>
          </table:table-cell>
          <table:table-cell office:value-type="float" office:value="0.946721081867008">
            <text:p>0.9467210819</text:p>
          </table:table-cell>
          <table:table-cell office:value-type="float" office:value="0.923676940177735">
            <text:p>0.9236769402</text:p>
          </table:table-cell>
          <table:table-cell table:number-columns-repeated="2" office:value-type="float" office:value="0">
            <text:p>0</text:p>
          </table:table-cell>
          <table:table-cell office:value-type="float" office:value="-31.0452504327989">
            <text:p>-31.045250432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66">
            <text:p>8666</text:p>
          </table:table-cell>
          <table:table-cell office:value-type="float" office:value="12320">
            <text:p>12320</text:p>
          </table:table-cell>
          <table:table-cell office:value-type="float" office:value="16934">
            <text:p>16934</text:p>
          </table:table-cell>
          <table:table-cell office:value-type="float" office:value="-49.375">
            <text:p>-49.375</text:p>
          </table:table-cell>
          <table:table-cell office:value-type="float" office:value="-54">
            <text:p>-54</text:p>
          </table:table-cell>
          <table:table-cell office:value-type="float" office:value="-156.25">
            <text:p>-156.25</text:p>
          </table:table-cell>
          <table:table-cell office:value-type="float" office:value="-0.00569755365797369">
            <text:p>-0.0056975537</text:p>
          </table:table-cell>
          <table:table-cell office:value-type="float" office:value="-0.00438311688311688">
            <text:p>-0.0043831169</text:p>
          </table:table-cell>
          <table:table-cell office:value-type="float" office:value="-0.00922699893704972">
            <text:p>-0.0092269989</text:p>
          </table:table-cell>
          <table:table-cell office:value-type="float" office:value="0.980122187947756">
            <text:p>0.9801221879</text:p>
          </table:table-cell>
          <table:table-cell office:value-type="float" office:value="0.984696745867769">
            <text:p>0.9846967459</text:p>
          </table:table-cell>
          <table:table-cell office:value-type="float" office:value="0.967872373238719">
            <text:p>0.9678723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379">
            <text:p>8379</text:p>
          </table:table-cell>
          <table:table-cell office:value-type="float" office:value="11572">
            <text:p>11572</text:p>
          </table:table-cell>
          <table:table-cell office:value-type="float" office:value="17930">
            <text:p>17930</text:p>
          </table:table-cell>
          <table:table-cell office:value-type="float" office:value="-233.25">
            <text:p>-233.25</text:p>
          </table:table-cell>
          <table:table-cell office:value-type="float" office:value="0.5">
            <text:p>0.5</text:p>
          </table:table-cell>
          <table:table-cell office:value-type="float" office:value="-166.75">
            <text:p>-166.75</text:p>
          </table:table-cell>
          <table:table-cell office:value-type="float" office:value="-0.0278374507697816">
            <text:p>-0.0278374508</text:p>
          </table:table-cell>
          <table:table-cell table:style-name="ce17" office:value-type="float" office:value="0.0000432077428275147">
            <text:p>4.32E-005</text:p>
          </table:table-cell>
          <table:table-cell office:value-type="float" office:value="-0.00930005577244841">
            <text:p>-0.0093000558</text:p>
          </table:table-cell>
          <table:table-cell office:value-type="float" office:value="0.90408777268987">
            <text:p>0.9040877727</text:p>
          </table:table-cell>
          <table:table-cell office:value-type="float" office:value="1.00015123075904">
            <text:p>1.0001512308</text:p>
          </table:table-cell>
          <table:table-cell office:value-type="float" office:value="0.967619327229677">
            <text:p>0.9676193272</text:p>
          </table:table-cell>
          <table:table-cell office:value-type="float" office:value="-24.5516037147781">
            <text:p>-24.55160371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819">
            <text:p>7819</text:p>
          </table:table-cell>
          <table:table-cell office:value-type="float" office:value="10660">
            <text:p>10660</text:p>
          </table:table-cell>
          <table:table-cell office:value-type="float" office:value="16177">
            <text:p>16177</text:p>
          </table:table-cell>
          <table:table-cell office:value-type="float" office:value="-177.5">
            <text:p>-177.5</text:p>
          </table:table-cell>
          <table:table-cell office:value-type="float" office:value="16.375">
            <text:p>16.375</text:p>
          </table:table-cell>
          <table:table-cell office:value-type="float" office:value="-183.875">
            <text:p>-183.875</text:p>
          </table:table-cell>
          <table:table-cell office:value-type="float" office:value="-0.022701112674255">
            <text:p>-0.0227011127</text:p>
          </table:table-cell>
          <table:table-cell office:value-type="float" office:value="0.00153611632270169">
            <text:p>0.0015361163</text:p>
          </table:table-cell>
          <table:table-cell office:value-type="float" office:value="-0.0113664461890338">
            <text:p>-0.0113664462</text:p>
          </table:table-cell>
          <table:table-cell office:value-type="float" office:value="0.92155617305274">
            <text:p>0.9215561731</text:p>
          </table:table-cell>
          <table:table-cell office:value-type="float" office:value="1.00538103205004">
            <text:p>1.0053810321</text:p>
          </table:table-cell>
          <table:table-cell office:value-type="float" office:value="0.960470662692359">
            <text:p>0.9604706627</text:p>
          </table:table-cell>
          <table:table-cell office:value-type="float" office:value="-30.1857214763984">
            <text:p>-30.1857214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778">
            <text:p>7778</text:p>
          </table:table-cell>
          <table:table-cell office:value-type="float" office:value="10729">
            <text:p>10729</text:p>
          </table:table-cell>
          <table:table-cell office:value-type="float" office:value="15027">
            <text:p>15027</text:p>
          </table:table-cell>
          <table:table-cell office:value-type="float" office:value="55.75">
            <text:p>55.75</text:p>
          </table:table-cell>
          <table:table-cell office:value-type="float" office:value="-182.75">
            <text:p>-182.75</text:p>
          </table:table-cell>
          <table:table-cell office:value-type="float" office:value="-84.875">
            <text:p>-84.875</text:p>
          </table:table-cell>
          <table:table-cell office:value-type="float" office:value="0.00716765235278992">
            <text:p>0.0071676524</text:p>
          </table:table-cell>
          <table:table-cell office:value-type="float" office:value="-0.0170332743032901">
            <text:p>-0.0170332743</text:p>
          </table:table-cell>
          <table:table-cell office:value-type="float" office:value="-0.00564816663339323">
            <text:p>-0.0056481666</text:p>
          </table:table-cell>
          <table:table-cell office:value-type="float" office:value="1.02518747870566">
            <text:p>1.0251874787</text:p>
          </table:table-cell>
          <table:table-cell office:value-type="float" office:value="0.940952199508127">
            <text:p>0.9409521995</text:p>
          </table:table-cell>
          <table:table-cell office:value-type="float" office:value="0.980293944284308">
            <text:p>0.98029394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7850">
            <text:p>7850</text:p>
          </table:table-cell>
          <table:table-cell office:value-type="float" office:value="10888">
            <text:p>10888</text:p>
          </table:table-cell>
          <table:table-cell office:value-type="float" office:value="16597">
            <text:p>16597</text:p>
          </table:table-cell>
          <table:table-cell office:value-type="float" office:value="-53.5">
            <text:p>-53.5</text:p>
          </table:table-cell>
          <table:table-cell office:value-type="float" office:value="-81.25">
            <text:p>-81.25</text:p>
          </table:table-cell>
          <table:table-cell office:value-type="float" office:value="-215">
            <text:p>-215</text:p>
          </table:table-cell>
          <table:table-cell office:value-type="float" office:value="-0.00681528662420382">
            <text:p>-0.0068152866</text:p>
          </table:table-cell>
          <table:table-cell office:value-type="float" office:value="-0.00746234386480529">
            <text:p>-0.0074623439</text:p>
          </table:table-cell>
          <table:table-cell office:value-type="float" office:value="-0.0129541483400615">
            <text:p>-0.0129541483</text:p>
          </table:table-cell>
          <table:table-cell office:value-type="float" office:value="0.976237535153556">
            <text:p>0.9762375352</text:p>
          </table:table-cell>
          <table:table-cell office:value-type="float" office:value="0.973990942162056">
            <text:p>0.9739909422</text:p>
          </table:table-cell>
          <table:table-cell office:value-type="float" office:value="0.954989388329849">
            <text:p>0.95498938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770">
            <text:p>7770</text:p>
          </table:table-cell>
          <table:table-cell office:value-type="float" office:value="10624">
            <text:p>10624</text:p>
          </table:table-cell>
          <table:table-cell office:value-type="float" office:value="15560">
            <text:p>15560</text:p>
          </table:table-cell>
          <table:table-cell office:value-type="float" office:value="-45">
            <text:p>-45</text:p>
          </table:table-cell>
          <table:table-cell office:value-type="float" office:value="23.375">
            <text:p>23.375</text:p>
          </table:table-cell>
          <table:table-cell office:value-type="float" office:value="-64.5">
            <text:p>-64.5</text:p>
          </table:table-cell>
          <table:table-cell office:value-type="float" office:value="-0.00579150579150579">
            <text:p>-0.0057915058</text:p>
          </table:table-cell>
          <table:table-cell office:value-type="float" office:value="0.00220020707831325">
            <text:p>0.0022002071</text:p>
          </table:table-cell>
          <table:table-cell office:value-type="float" office:value="-0.0041452442159383">
            <text:p>-0.0041452442</text:p>
          </table:table-cell>
          <table:table-cell office:value-type="float" office:value="0.979795471146823">
            <text:p>0.9797954711</text:p>
          </table:table-cell>
          <table:table-cell office:value-type="float" office:value="1.00771021296002">
            <text:p>1.007710213</text:p>
          </table:table-cell>
          <table:table-cell office:value-type="float" office:value="0.985525324021451">
            <text:p>0.98552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7819">
            <text:p>7819</text:p>
          </table:table-cell>
          <table:table-cell office:value-type="float" office:value="10455">
            <text:p>10455</text:p>
          </table:table-cell>
          <table:table-cell office:value-type="float" office:value="15743">
            <text:p>15743</text:p>
          </table:table-cell>
          <table:table-cell office:value-type="float" office:value="-177.5">
            <text:p>-177.5</text:p>
          </table:table-cell>
          <table:table-cell office:value-type="float" office:value="106.875">
            <text:p>106.875</text:p>
          </table:table-cell>
          <table:table-cell office:value-type="float" office:value="163.125">
            <text:p>163.125</text:p>
          </table:table-cell>
          <table:table-cell office:value-type="float" office:value="-0.022701112674255">
            <text:p>-0.0227011127</text:p>
          </table:table-cell>
          <table:table-cell office:value-type="float" office:value="0.0102223816355811">
            <text:p>0.0102223816</text:p>
          </table:table-cell>
          <table:table-cell office:value-type="float" office:value="0.0103617480785111">
            <text:p>0.0103617481</text:p>
          </table:table-cell>
          <table:table-cell office:value-type="float" office:value="0.92155617305274">
            <text:p>0.9215561731</text:p>
          </table:table-cell>
          <table:table-cell office:value-type="float" office:value="1.03598315001369">
            <text:p>1.03598315</text:p>
          </table:table-cell>
          <table:table-cell office:value-type="float" office:value="1.03647655528834">
            <text:p>1.0364765553</text:p>
          </table:table-cell>
          <table:table-cell office:value-type="float" office:value="-30.1857214763984">
            <text:p>-30.1857214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580">
            <text:p>7580</text:p>
          </table:table-cell>
          <table:table-cell office:value-type="float" office:value="10830">
            <text:p>10830</text:p>
          </table:table-cell>
          <table:table-cell office:value-type="float" office:value="17762">
            <text:p>17762</text:p>
          </table:table-cell>
          <table:table-cell office:value-type="float" office:value="122.5">
            <text:p>122.5</text:p>
          </table:table-cell>
          <table:table-cell office:value-type="float" office:value="-124.5">
            <text:p>-124.5</text:p>
          </table:table-cell>
          <table:table-cell office:value-type="float" office:value="226.875">
            <text:p>226.875</text:p>
          </table:table-cell>
          <table:table-cell office:value-type="float" office:value="0.0161609498680739">
            <text:p>0.0161609499</text:p>
          </table:table-cell>
          <table:table-cell office:value-type="float" office:value="-0.0114958448753463">
            <text:p>-0.0114958449</text:p>
          </table:table-cell>
          <table:table-cell office:value-type="float" office:value="0.0127730548361671">
            <text:p>0.0127730548</text:p>
          </table:table-cell>
          <table:table-cell office:value-type="float" office:value="1.05707523008751">
            <text:p>1.0570752301</text:p>
          </table:table-cell>
          <table:table-cell office:value-type="float" office:value="0.960023565657108">
            <text:p>0.9600235657</text:p>
          </table:table-cell>
          <table:table-cell office:value-type="float" office:value="1.04502546774909">
            <text:p>1.04502546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693">
            <text:p>7693</text:p>
          </table:table-cell>
          <table:table-cell office:value-type="float" office:value="11664">
            <text:p>11664</text:p>
          </table:table-cell>
          <table:table-cell office:value-type="float" office:value="17399">
            <text:p>17399</text:p>
          </table:table-cell>
          <table:table-cell office:value-type="float" office:value="28.375">
            <text:p>28.375</text:p>
          </table:table-cell>
          <table:table-cell office:value-type="float" office:value="-145">
            <text:p>-145</text:p>
          </table:table-cell>
          <table:table-cell office:value-type="float" office:value="284.5">
            <text:p>284.5</text:p>
          </table:table-cell>
          <table:table-cell office:value-type="float" office:value="0.00368841804237619">
            <text:p>0.003688418</text:p>
          </table:table-cell>
          <table:table-cell office:value-type="float" office:value="-0.0124314128943759">
            <text:p>-0.0124314129</text:p>
          </table:table-cell>
          <table:table-cell office:value-type="float" office:value="0.0163515144548537">
            <text:p>0.0163515145</text:p>
          </table:table-cell>
          <table:table-cell office:value-type="float" office:value="1.01293612782652">
            <text:p>1.0129361278</text:p>
          </table:table-cell>
          <table:table-cell office:value-type="float" office:value="0.956792953321723">
            <text:p>0.9567929533</text:p>
          </table:table-cell>
          <table:table-cell office:value-type="float" office:value="1.05775434976092">
            <text:p>1.05775434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770">
            <text:p>7770</text:p>
          </table:table-cell>
          <table:table-cell office:value-type="float" office:value="10890">
            <text:p>10890</text:p>
          </table:table-cell>
          <table:table-cell office:value-type="float" office:value="15854">
            <text:p>15854</text:p>
          </table:table-cell>
          <table:table-cell office:value-type="float" office:value="-45">
            <text:p>-45</text:p>
          </table:table-cell>
          <table:table-cell office:value-type="float" office:value="-77.75">
            <text:p>-77.75</text:p>
          </table:table-cell>
          <table:table-cell office:value-type="float" office:value="400.5">
            <text:p>400.5</text:p>
          </table:table-cell>
          <table:table-cell office:value-type="float" office:value="-0.00579150579150579">
            <text:p>-0.0057915058</text:p>
          </table:table-cell>
          <table:table-cell office:value-type="float" office:value="-0.00713957759412305">
            <text:p>-0.0071395776</text:p>
          </table:table-cell>
          <table:table-cell office:value-type="float" office:value="0.0252617635927842">
            <text:p>0.0252617636</text:p>
          </table:table-cell>
          <table:table-cell office:value-type="float" office:value="0.979795471146823">
            <text:p>0.9797954711</text:p>
          </table:table-cell>
          <table:table-cell office:value-type="float" office:value="0.975111386614285">
            <text:p>0.9751113866</text:p>
          </table:table-cell>
          <table:table-cell office:value-type="float" office:value="1.08966695970639">
            <text:p>1.0896669597</text:p>
          </table:table-cell>
          <table:table-cell table:number-columns-repeated="2" office:value-type="float" office:value="0">
            <text:p>0</text:p>
          </table:table-cell>
          <table:table-cell office:value-type="float" office:value="27.7837228182662">
            <text:p>27.783722818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04">
            <text:p>7804</text:p>
          </table:table-cell>
          <table:table-cell office:value-type="float" office:value="11190">
            <text:p>11190</text:p>
          </table:table-cell>
          <table:table-cell office:value-type="float" office:value="16418">
            <text:p>16418</text:p>
          </table:table-cell>
          <table:table-cell office:value-type="float" office:value="52.375">
            <text:p>52.375</text:p>
          </table:table-cell>
          <table:table-cell office:value-type="float" office:value="159.75">
            <text:p>159.75</text:p>
          </table:table-cell>
          <table:table-cell office:value-type="float" office:value="389.625">
            <text:p>389.625</text:p>
          </table:table-cell>
          <table:table-cell office:value-type="float" office:value="0.00671130189646335">
            <text:p>0.0067113019</text:p>
          </table:table-cell>
          <table:table-cell office:value-type="float" office:value="0.0142761394101877">
            <text:p>0.0142761394</text:p>
          </table:table-cell>
          <table:table-cell office:value-type="float" office:value="0.0237315751004995">
            <text:p>0.0237315751</text:p>
          </table:table-cell>
          <table:table-cell office:value-type="float" office:value="1.02357783812099">
            <text:p>1.0235778381</text:p>
          </table:table-cell>
          <table:table-cell office:value-type="float" office:value="1.05036595192232">
            <text:p>1.0503659519</text:p>
          </table:table-cell>
          <table:table-cell office:value-type="float" office:value="1.08416436065898">
            <text:p>1.0841643607</text:p>
          </table:table-cell>
          <table:table-cell table:number-columns-repeated="2" office:value-type="float" office:value="0">
            <text:p>0</text:p>
          </table:table-cell>
          <table:table-cell office:value-type="float" office:value="29.5530222533086">
            <text:p>29.55302225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580">
            <text:p>7580</text:p>
          </table:table-cell>
          <table:table-cell office:value-type="float" office:value="11764">
            <text:p>11764</text:p>
          </table:table-cell>
          <table:table-cell office:value-type="float" office:value="16772">
            <text:p>16772</text:p>
          </table:table-cell>
          <table:table-cell office:value-type="float" office:value="122.5">
            <text:p>122.5</text:p>
          </table:table-cell>
          <table:table-cell office:value-type="float" office:value="-33">
            <text:p>-33</text:p>
          </table:table-cell>
          <table:table-cell office:value-type="float" office:value="243.625">
            <text:p>243.625</text:p>
          </table:table-cell>
          <table:table-cell office:value-type="float" office:value="0.0161609498680739">
            <text:p>0.0161609499</text:p>
          </table:table-cell>
          <table:table-cell office:value-type="float" office:value="-0.00280516831009861">
            <text:p>-0.0028051683</text:p>
          </table:table-cell>
          <table:table-cell office:value-type="float" office:value="0.0145256975912235">
            <text:p>0.0145256976</text:p>
          </table:table-cell>
          <table:table-cell office:value-type="float" office:value="1.05707523008751">
            <text:p>1.0570752301</text:p>
          </table:table-cell>
          <table:table-cell office:value-type="float" office:value="0.990197334094381">
            <text:p>0.9901973341</text:p>
          </table:table-cell>
          <table:table-cell office:value-type="float" office:value="1.05125349351469">
            <text:p>1.05125349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560">
            <text:p>7560</text:p>
          </table:table-cell>
          <table:table-cell office:value-type="float" office:value="11715">
            <text:p>11715</text:p>
          </table:table-cell>
          <table:table-cell office:value-type="float" office:value="16437">
            <text:p>16437</text:p>
          </table:table-cell>
          <table:table-cell office:value-type="float" office:value="-56.5">
            <text:p>-56.5</text:p>
          </table:table-cell>
          <table:table-cell office:value-type="float" office:value="122.25">
            <text:p>122.25</text:p>
          </table:table-cell>
          <table:table-cell office:value-type="float" office:value="223.125">
            <text:p>223.125</text:p>
          </table:table-cell>
          <table:table-cell office:value-type="float" office:value="-0.00747354497354497">
            <text:p>-0.007473545</text:p>
          </table:table-cell>
          <table:table-cell office:value-type="float" office:value="0.0104353393085787">
            <text:p>0.0104353393</text:p>
          </table:table-cell>
          <table:table-cell office:value-type="float" office:value="0.0135745574009856">
            <text:p>0.0135745574</text:p>
          </table:table-cell>
          <table:table-cell office:value-type="float" office:value="0.973952066186557">
            <text:p>0.9739520662</text:p>
          </table:table-cell>
          <table:table-cell office:value-type="float" office:value="1.03673712434074">
            <text:p>1.0367371243</text:p>
          </table:table-cell>
          <table:table-cell office:value-type="float" office:value="1.04787211737637">
            <text:p>1.0478721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338">
            <text:p>11338</text:p>
          </table:table-cell>
          <table:table-cell office:value-type="float" office:value="17628">
            <text:p>17628</text:p>
          </table:table-cell>
          <table:table-cell office:value-type="float" office:value="43.5">
            <text:p>43.5</text:p>
          </table:table-cell>
          <table:table-cell office:value-type="float" office:value="332.5">
            <text:p>332.5</text:p>
          </table:table-cell>
          <table:table-cell office:value-type="float" office:value="-3.75">
            <text:p>-3.75</text:p>
          </table:table-cell>
          <table:table-cell office:value-type="float" office:value="0.00572820647879905">
            <text:p>0.0057282065</text:p>
          </table:table-cell>
          <table:table-cell office:value-type="float" office:value="0.0293261598165461">
            <text:p>0.0293261598</text:p>
          </table:table-cell>
          <table:table-cell office:value-type="float" office:value="-0.000212729748127978">
            <text:p>-0.0002127297</text:p>
          </table:table-cell>
          <table:table-cell office:value-type="float" office:value="1.02011303488075">
            <text:p>1.0201130349</text:p>
          </table:table-cell>
          <table:table-cell office:value-type="float" office:value="1.1043272057111">
            <text:p>1.1043272057</text:p>
          </table:table-cell>
          <table:table-cell office:value-type="float" office:value="0.999255534579286">
            <text:p>0.9992555346</text:p>
          </table:table-cell>
          <table:table-cell office:value-type="float" office:value="0">
            <text:p>0</text:p>
          </table:table-cell>
          <table:table-cell office:value-type="float" office:value="23.9807017251939">
            <text:p>23.9807017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335">
            <text:p>8335</text:p>
          </table:table-cell>
          <table:table-cell office:value-type="float" office:value="11526">
            <text:p>11526</text:p>
          </table:table-cell>
          <table:table-cell office:value-type="float" office:value="18849">
            <text:p>18849</text:p>
          </table:table-cell>
          <table:table-cell office:value-type="float" office:value="127.75">
            <text:p>127.75</text:p>
          </table:table-cell>
          <table:table-cell office:value-type="float" office:value="266.75">
            <text:p>266.75</text:p>
          </table:table-cell>
          <table:table-cell office:value-type="float" office:value="-143.75">
            <text:p>-143.75</text:p>
          </table:table-cell>
          <table:table-cell office:value-type="float" office:value="0.0153269346130774">
            <text:p>0.0153269346</text:p>
          </table:table-cell>
          <table:table-cell office:value-type="float" office:value="0.0231433281277113">
            <text:p>0.0231433281</text:p>
          </table:table-cell>
          <table:table-cell office:value-type="float" office:value="-0.00762639927847631">
            <text:p>-0.0076263993</text:p>
          </table:table-cell>
          <table:table-cell office:value-type="float" office:value="1.05410470439805">
            <text:p>1.0541047044</text:p>
          </table:table-cell>
          <table:table-cell office:value-type="float" office:value="1.08205145117517">
            <text:p>1.0820514512</text:p>
          </table:table-cell>
          <table:table-cell office:value-type="float" office:value="0.973421599978604">
            <text:p>0.9734216</text:p>
          </table:table-cell>
          <table:table-cell office:value-type="float" office:value="0">
            <text:p>0</text:p>
          </table:table-cell>
          <table:table-cell office:value-type="float" office:value="30.2954466012283">
            <text:p>30.2954466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501">
            <text:p>501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958">
            <text:p>8958</text:p>
          </table:table-cell>
          <table:table-cell office:value-type="float" office:value="11994">
            <text:p>11994</text:p>
          </table:table-cell>
          <table:table-cell office:value-type="float" office:value="17883">
            <text:p>17883</text:p>
          </table:table-cell>
          <table:table-cell office:value-type="float" office:value="43.25">
            <text:p>43.25</text:p>
          </table:table-cell>
          <table:table-cell office:value-type="float" office:value="173.25">
            <text:p>173.25</text:p>
          </table:table-cell>
          <table:table-cell office:value-type="float" office:value="-4.75">
            <text:p>-4.75</text:p>
          </table:table-cell>
          <table:table-cell office:value-type="float" office:value="0.00482808662647913">
            <text:p>0.0048280866</text:p>
          </table:table-cell>
          <table:table-cell office:value-type="float" office:value="0.0144447223611806">
            <text:p>0.0144447224</text:p>
          </table:table-cell>
          <table:table-cell office:value-type="float" office:value="-0.000265615388916848">
            <text:p>-0.0002656154</text:p>
          </table:table-cell>
          <table:table-cell office:value-type="float" office:value="1.0169439916168">
            <text:p>1.0169439916</text:p>
          </table:table-cell>
          <table:table-cell office:value-type="float" office:value="1.05096548227215">
            <text:p>1.0509654823</text:p>
          </table:table-cell>
          <table:table-cell office:value-type="float" office:value="0.999070484419799">
            <text:p>0.99907048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671">
            <text:p>11671</text:p>
          </table:table-cell>
          <table:table-cell office:value-type="float" office:value="16227">
            <text:p>16227</text:p>
          </table:table-cell>
          <table:table-cell office:value-type="float" office:value="-85.125">
            <text:p>-85.125</text:p>
          </table:table-cell>
          <table:table-cell office:value-type="float" office:value="-52">
            <text:p>-52</text:p>
          </table:table-cell>
          <table:table-cell office:value-type="float" office:value="170.375">
            <text:p>170.375</text:p>
          </table:table-cell>
          <table:table-cell office:value-type="float" office:value="-0.00942586645997121">
            <text:p>-0.0094258665</text:p>
          </table:table-cell>
          <table:table-cell office:value-type="float" office:value="-0.00445548796161426">
            <text:p>-0.004455488</text:p>
          </table:table-cell>
          <table:table-cell office:value-type="float" office:value="0.0104994761816725">
            <text:p>0.0104994762</text:p>
          </table:table-cell>
          <table:table-cell office:value-type="float" office:value="0.967183607428802">
            <text:p>0.9671836074</text:p>
          </table:table-cell>
          <table:table-cell office:value-type="float" office:value="0.984444700825383">
            <text:p>0.9844447008</text:p>
          </table:table-cell>
          <table:table-cell office:value-type="float" office:value="1.03696423507603">
            <text:p>1.03696423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671">
            <text:p>8671</text:p>
          </table:table-cell>
          <table:table-cell office:value-type="float" office:value="11380">
            <text:p>11380</text:p>
          </table:table-cell>
          <table:table-cell office:value-type="float" office:value="17516">
            <text:p>17516</text:p>
          </table:table-cell>
          <table:table-cell office:value-type="float" office:value="150.125">
            <text:p>150.125</text:p>
          </table:table-cell>
          <table:table-cell office:value-type="float" office:value="210.625">
            <text:p>210.625</text:p>
          </table:table-cell>
          <table:table-cell office:value-type="float" office:value="-17.625">
            <text:p>-17.625</text:p>
          </table:table-cell>
          <table:table-cell office:value-type="float" office:value="0.0173134586552877">
            <text:p>0.0173134587</text:p>
          </table:table-cell>
          <table:table-cell office:value-type="float" office:value="0.0185083479789104">
            <text:p>0.018508348</text:p>
          </table:table-cell>
          <table:table-cell office:value-type="float" office:value="-0.00100622288193652">
            <text:p>-0.0010062229</text:p>
          </table:table-cell>
          <table:table-cell office:value-type="float" office:value="1.0611846267607">
            <text:p>1.0611846268</text:p>
          </table:table-cell>
          <table:table-cell office:value-type="float" office:value="1.06545063345821">
            <text:p>1.0654506335</text:p>
          </table:table-cell>
          <table:table-cell office:value-type="float" office:value="0.996480204382819">
            <text:p>0.99648020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718">
            <text:p>8718</text:p>
          </table:table-cell>
          <table:table-cell office:value-type="float" office:value="11362">
            <text:p>11362</text:p>
          </table:table-cell>
          <table:table-cell office:value-type="float" office:value="18349">
            <text:p>18349</text:p>
          </table:table-cell>
          <table:table-cell office:value-type="float" office:value="7.5">
            <text:p>7.5</text:p>
          </table:table-cell>
          <table:table-cell office:value-type="float" office:value="246.375">
            <text:p>246.375</text:p>
          </table:table-cell>
          <table:table-cell office:value-type="float" office:value="-96.125">
            <text:p>-96.125</text:p>
          </table:table-cell>
          <table:table-cell office:value-type="float" office:value="0.000860289057123193">
            <text:p>0.0008602891</text:p>
          </table:table-cell>
          <table:table-cell office:value-type="float" office:value="0.021684122513642">
            <text:p>0.0216841225</text:p>
          </table:table-cell>
          <table:table-cell office:value-type="float" office:value="-0.00523870510654532">
            <text:p>-0.0052387051</text:p>
          </table:table-cell>
          <table:table-cell office:value-type="float" office:value="1.00301246229056">
            <text:p>1.0030124623</text:p>
          </table:table-cell>
          <table:table-cell office:value-type="float" office:value="1.07681602308935">
            <text:p>1.0768160231</text:p>
          </table:table-cell>
          <table:table-cell office:value-type="float" office:value="0.98171832242823">
            <text:p>0.9817183224</text:p>
          </table:table-cell>
          <table:table-cell office:value-type="float" office:value="0">
            <text:p>0</text:p>
          </table:table-cell>
          <table:table-cell office:value-type="float" office:value="32.3109895229852">
            <text:p>32.310989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571">
            <text:p>11571</text:p>
          </table:table-cell>
          <table:table-cell office:value-type="float" office:value="17800">
            <text:p>17800</text:p>
          </table:table-cell>
          <table:table-cell office:value-type="float" office:value="2.125">
            <text:p>2.125</text:p>
          </table:table-cell>
          <table:table-cell office:value-type="float" office:value="-104">
            <text:p>-104</text:p>
          </table:table-cell>
          <table:table-cell office:value-type="float" office:value="-41.25">
            <text:p>-41.25</text:p>
          </table:table-cell>
          <table:table-cell office:value-type="float" office:value="0.000243916437098255">
            <text:p>0.0002439164</text:p>
          </table:table-cell>
          <table:table-cell office:value-type="float" office:value="-0.00898798720940282">
            <text:p>-0.0089879872</text:p>
          </table:table-cell>
          <table:table-cell office:value-type="float" office:value="-0.00231741573033708">
            <text:p>-0.0023174157</text:p>
          </table:table-cell>
          <table:table-cell office:value-type="float" office:value="1.00085382414049">
            <text:p>1.0008538241</text:p>
          </table:table-cell>
          <table:table-cell office:value-type="float" office:value="0.96870038123868">
            <text:p>0.9687003812</text:p>
          </table:table-cell>
          <table:table-cell office:value-type="float" office:value="0.991899570958528">
            <text:p>0.991899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8635">
            <text:p>8635</text:p>
          </table:table-cell>
          <table:table-cell office:value-type="float" office:value="11384">
            <text:p>11384</text:p>
          </table:table-cell>
          <table:table-cell office:value-type="float" office:value="17534">
            <text:p>17534</text:p>
          </table:table-cell>
          <table:table-cell office:value-type="float" office:value="-103.625">
            <text:p>-103.625</text:p>
          </table:table-cell>
          <table:table-cell office:value-type="float" office:value="53.875">
            <text:p>53.875</text:p>
          </table:table-cell>
          <table:table-cell office:value-type="float" office:value="64.625">
            <text:p>64.625</text:p>
          </table:table-cell>
          <table:table-cell office:value-type="float" office:value="-0.0120005790387956">
            <text:p>-0.012000579</text:p>
          </table:table-cell>
          <table:table-cell office:value-type="float" office:value="0.00473251932536894">
            <text:p>0.0047325193</text:p>
          </table:table-cell>
          <table:table-cell office:value-type="float" office:value="0.00368569636135508">
            <text:p>0.0036856964</text:p>
          </table:table-cell>
          <table:table-cell office:value-type="float" office:value="0.958280240602858">
            <text:p>0.9582802406</text:p>
          </table:table-cell>
          <table:table-cell office:value-type="float" office:value="1.01660771524755">
            <text:p>1.0166077152</text:p>
          </table:table-cell>
          <table:table-cell office:value-type="float" office:value="1.01292656260577">
            <text:p>1.0129265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350">
            <text:p>8350</text:p>
          </table:table-cell>
          <table:table-cell office:value-type="float" office:value="12198">
            <text:p>12198</text:p>
          </table:table-cell>
          <table:table-cell office:value-type="float" office:value="20100">
            <text:p>20100</text:p>
          </table:table-cell>
          <table:table-cell office:value-type="float" office:value="103.75">
            <text:p>103.75</text:p>
          </table:table-cell>
          <table:table-cell office:value-type="float" office:value="-70.25">
            <text:p>-70.25</text:p>
          </table:table-cell>
          <table:table-cell office:value-type="float" office:value="99.875">
            <text:p>99.875</text:p>
          </table:table-cell>
          <table:table-cell office:value-type="float" office:value="0.0124251497005988">
            <text:p>0.0124251497</text:p>
          </table:table-cell>
          <table:table-cell office:value-type="float" office:value="-0.00575914084276111">
            <text:p>-0.0057591408</text:p>
          </table:table-cell>
          <table:table-cell office:value-type="float" office:value="0.00496890547263682">
            <text:p>0.0049689055</text:p>
          </table:table-cell>
          <table:table-cell office:value-type="float" office:value="1.04379061726846">
            <text:p>1.0437906173</text:p>
          </table:table-cell>
          <table:table-cell office:value-type="float" office:value="0.9799080157487">
            <text:p>0.9799080157</text:p>
          </table:table-cell>
          <table:table-cell office:value-type="float" office:value="1.01743956159656">
            <text:p>1.0174395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3138">
            <text:p>13138</text:p>
          </table:table-cell>
          <table:table-cell office:value-type="float" office:value="18662">
            <text:p>18662</text:p>
          </table:table-cell>
          <table:table-cell office:value-type="float" office:value="-63.625">
            <text:p>-63.625</text:p>
          </table:table-cell>
          <table:table-cell office:value-type="float" office:value="125.5">
            <text:p>125.5</text:p>
          </table:table-cell>
          <table:table-cell office:value-type="float" office:value="228.75">
            <text:p>228.75</text:p>
          </table:table-cell>
          <table:table-cell office:value-type="float" office:value="-0.00759610792741165">
            <text:p>-0.0075961079</text:p>
          </table:table-cell>
          <table:table-cell office:value-type="float" office:value="0.00955244329426092">
            <text:p>0.0095524433</text:p>
          </table:table-cell>
          <table:table-cell office:value-type="float" office:value="0.0122575286678813">
            <text:p>0.0122575287</text:p>
          </table:table-cell>
          <table:table-cell office:value-type="float" office:value="0.973526715931123">
            <text:p>0.9735267159</text:p>
          </table:table-cell>
          <table:table-cell office:value-type="float" office:value="1.03361239990878">
            <text:p>1.0336123999</text:p>
          </table:table-cell>
          <table:table-cell office:value-type="float" office:value="1.04319583447531">
            <text:p>1.0431958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543">
            <text:p>8543</text:p>
          </table:table-cell>
          <table:table-cell office:value-type="float" office:value="11939">
            <text:p>11939</text:p>
          </table:table-cell>
          <table:table-cell office:value-type="float" office:value="17067">
            <text:p>17067</text:p>
          </table:table-cell>
          <table:table-cell office:value-type="float" office:value="-115.5">
            <text:p>-115.5</text:p>
          </table:table-cell>
          <table:table-cell office:value-type="float" office:value="334.75">
            <text:p>334.75</text:p>
          </table:table-cell>
          <table:table-cell office:value-type="float" office:value="-46.625">
            <text:p>-46.625</text:p>
          </table:table-cell>
          <table:table-cell office:value-type="float" office:value="-0.0135198408053377">
            <text:p>-0.0135198408</text:p>
          </table:table-cell>
          <table:table-cell office:value-type="float" office:value="0.0280383616718318">
            <text:p>0.0280383617</text:p>
          </table:table-cell>
          <table:table-cell office:value-type="float" office:value="-0.00273188023671413">
            <text:p>-0.0027318802</text:p>
          </table:table-cell>
          <table:table-cell office:value-type="float" office:value="0.953038817928305">
            <text:p>0.9530388179</text:p>
          </table:table-cell>
          <table:table-cell office:value-type="float" office:value="1.09967511931288">
            <text:p>1.0996751193</text:p>
          </table:table-cell>
          <table:table-cell office:value-type="float" office:value="0.990453046983971">
            <text:p>0.990453047</text:p>
          </table:table-cell>
          <table:table-cell office:value-type="float" office:value="0">
            <text:p>0</text:p>
          </table:table-cell>
          <table:table-cell office:value-type="float" office:value="25.0663630133319">
            <text:p>25.0663630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952">
            <text:p>11952</text:p>
          </table:table-cell>
          <table:table-cell office:value-type="float" office:value="17144">
            <text:p>17144</text:p>
          </table:table-cell>
          <table:table-cell office:value-type="float" office:value="61.375">
            <text:p>61.375</text:p>
          </table:table-cell>
          <table:table-cell office:value-type="float" office:value="472.5">
            <text:p>472.5</text:p>
          </table:table-cell>
          <table:table-cell office:value-type="float" office:value="71.625">
            <text:p>71.625</text:p>
          </table:table-cell>
          <table:table-cell office:value-type="float" office:value="0.00733975125568046">
            <text:p>0.0073397513</text:p>
          </table:table-cell>
          <table:table-cell office:value-type="float" office:value="0.0395331325301205">
            <text:p>0.0395331325</text:p>
          </table:table-cell>
          <table:table-cell office:value-type="float" office:value="0.00417784647690154">
            <text:p>0.0041778465</text:p>
          </table:table-cell>
          <table:table-cell office:value-type="float" office:value="1.02579471841393">
            <text:p>1.0257947184</text:p>
          </table:table-cell>
          <table:table-cell office:value-type="float" office:value="1.141429186248">
            <text:p>1.1414291862</text:p>
          </table:table-cell>
          <table:table-cell office:value-type="float" office:value="1.01465667329548">
            <text:p>1.0146566733</text:p>
          </table:table-cell>
          <table:table-cell office:value-type="float" office:value="0">
            <text:p>0</text:p>
          </table:table-cell>
          <table:table-cell office:value-type="float" office:value="17.8776570724057">
            <text:p>17.8776570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448">
            <text:p>448</text:p>
          </table:table-cell>
          <table:table-cell office:value-type="float" office:value="8074">
            <text:p>8074</text:p>
          </table:table-cell>
          <table:table-cell office:value-type="float" office:value="11928">
            <text:p>11928</text:p>
          </table:table-cell>
          <table:table-cell office:value-type="float" office:value="19773">
            <text:p>19773</text:p>
          </table:table-cell>
          <table:table-cell office:value-type="float" office:value="139.75">
            <text:p>139.75</text:p>
          </table:table-cell>
          <table:table-cell office:value-type="float" office:value="120.75">
            <text:p>120.75</text:p>
          </table:table-cell>
          <table:table-cell office:value-type="float" office:value="96.25">
            <text:p>96.25</text:p>
          </table:table-cell>
          <table:table-cell office:value-type="float" office:value="0.0173086450334407">
            <text:p>0.017308645</text:p>
          </table:table-cell>
          <table:table-cell office:value-type="float" office:value="0.0101232394366197">
            <text:p>0.0101232394</text:p>
          </table:table-cell>
          <table:table-cell office:value-type="float" office:value="0.00486774895058919">
            <text:p>0.004867749</text:p>
          </table:table-cell>
          <table:table-cell office:value-type="float" office:value="1.06116745243511">
            <text:p>1.0611674524</text:p>
          </table:table-cell>
          <table:table-cell office:value-type="float" office:value="1.03563219878248">
            <text:p>1.0356321988</text:p>
          </table:table-cell>
          <table:table-cell office:value-type="float" office:value="1.01708356348756">
            <text:p>1.01708356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428">
            <text:p>12428</text:p>
          </table:table-cell>
          <table:table-cell office:value-type="float" office:value="18104">
            <text:p>18104</text:p>
          </table:table-cell>
          <table:table-cell office:value-type="float" office:value="-30">
            <text:p>-30</text:p>
          </table:table-cell>
          <table:table-cell office:value-type="float" office:value="3.875">
            <text:p>3.875</text:p>
          </table:table-cell>
          <table:table-cell office:value-type="float" office:value="165.25">
            <text:p>165.25</text:p>
          </table:table-cell>
          <table:table-cell office:value-type="float" office:value="-0.00367466927976482">
            <text:p>-0.0036746693</text:p>
          </table:table-cell>
          <table:table-cell office:value-type="float" office:value="0.000311795944641133">
            <text:p>0.0003117959</text:p>
          </table:table-cell>
          <table:table-cell office:value-type="float" office:value="0.00912781705700398">
            <text:p>0.0091278171</text:p>
          </table:table-cell>
          <table:table-cell office:value-type="float" office:value="0.987165123781682">
            <text:p>0.9871651238</text:p>
          </table:table-cell>
          <table:table-cell office:value-type="float" office:value="1.001091476351">
            <text:p>1.0010914764</text:p>
          </table:table-cell>
          <table:table-cell office:value-type="float" office:value="1.0321106611062">
            <text:p>1.03211066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601">
            <text:p>601</text:p>
          </table:table-cell>
          <table:table-cell office:value-type="float" office:value="8342">
            <text:p>8342</text:p>
          </table:table-cell>
          <table:table-cell office:value-type="float" office:value="11791">
            <text:p>11791</text:p>
          </table:table-cell>
          <table:table-cell office:value-type="float" office:value="20239">
            <text:p>20239</text:p>
          </table:table-cell>
          <table:table-cell office:value-type="float" office:value="-70.625">
            <text:p>-70.625</text:p>
          </table:table-cell>
          <table:table-cell office:value-type="float" office:value="-72">
            <text:p>-72</text:p>
          </table:table-cell>
          <table:table-cell office:value-type="float" office:value="-116.125">
            <text:p>-116.125</text:p>
          </table:table-cell>
          <table:table-cell office:value-type="float" office:value="-0.00846619515703668">
            <text:p>-0.0084661952</text:p>
          </table:table-cell>
          <table:table-cell office:value-type="float" office:value="-0.00610635230260368">
            <text:p>-0.0061063523</text:p>
          </table:table-cell>
          <table:table-cell office:value-type="float" office:value="-0.00573768466821483">
            <text:p>-0.0057376847</text:p>
          </table:table-cell>
          <table:table-cell office:value-type="float" office:value="0.970508802812828">
            <text:p>0.9705088028</text:p>
          </table:table-cell>
          <table:table-cell office:value-type="float" office:value="0.978700850516236">
            <text:p>0.9787008505</text:p>
          </table:table-cell>
          <table:table-cell office:value-type="float" office:value="0.979982628870938">
            <text:p>0.9799826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9014">
            <text:p>9014</text:p>
          </table:table-cell>
          <table:table-cell office:value-type="float" office:value="12952">
            <text:p>12952</text:p>
          </table:table-cell>
          <table:table-cell office:value-type="float" office:value="22360">
            <text:p>22360</text:p>
          </table:table-cell>
          <table:table-cell office:value-type="float" office:value="351.5">
            <text:p>351.5</text:p>
          </table:table-cell>
          <table:table-cell office:value-type="float" office:value="-200.75">
            <text:p>-200.75</text:p>
          </table:table-cell>
          <table:table-cell office:value-type="float" office:value="-248">
            <text:p>-248</text:p>
          </table:table-cell>
          <table:table-cell office:value-type="float" office:value="0.0389948968271578">
            <text:p>0.0389948968</text:p>
          </table:table-cell>
          <table:table-cell office:value-type="float" office:value="-0.0154995367510809">
            <text:p>-0.0154995368</text:p>
          </table:table-cell>
          <table:table-cell office:value-type="float" office:value="-0.0110912343470483">
            <text:p>-0.0110912343</text:p>
          </table:table-cell>
          <table:table-cell office:value-type="float" office:value="1.13946251877303">
            <text:p>1.1394625188</text:p>
          </table:table-cell>
          <table:table-cell office:value-type="float" office:value="0.946222483224633">
            <text:p>0.9462224832</text:p>
          </table:table-cell>
          <table:table-cell office:value-type="float" office:value="0.96142179012484">
            <text:p>0.9614217901</text:p>
          </table:table-cell>
          <table:table-cell office:value-type="float" office:value="18.1196945601611">
            <text:p>18.1196945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652">
            <text:p>13652</text:p>
          </table:table-cell>
          <table:table-cell office:value-type="float" office:value="21397">
            <text:p>21397</text:p>
          </table:table-cell>
          <table:table-cell office:value-type="float" office:value="106.125">
            <text:p>106.125</text:p>
          </table:table-cell>
          <table:table-cell office:value-type="float" office:value="72.5">
            <text:p>72.5</text:p>
          </table:table-cell>
          <table:table-cell office:value-type="float" office:value="-235.875">
            <text:p>-235.875</text:p>
          </table:table-cell>
          <table:table-cell office:value-type="float" office:value="0.0122292002765614">
            <text:p>0.0122292003</text:p>
          </table:table-cell>
          <table:table-cell office:value-type="float" office:value="0.00531057720480516">
            <text:p>0.0053105772</text:p>
          </table:table-cell>
          <table:table-cell office:value-type="float" office:value="-0.0110237416460251">
            <text:p>-0.0110237416</text:p>
          </table:table-cell>
          <table:table-cell office:value-type="float" office:value="1.0430953255132">
            <text:p>1.0430953255</text:p>
          </table:table-cell>
          <table:table-cell office:value-type="float" office:value="1.0186422965881">
            <text:p>1.0186422966</text:p>
          </table:table-cell>
          <table:table-cell office:value-type="float" office:value="0.961655089083474">
            <text:p>0.96165508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9348">
            <text:p>9348</text:p>
          </table:table-cell>
          <table:table-cell office:value-type="float" office:value="12683">
            <text:p>12683</text:p>
          </table:table-cell>
          <table:table-cell office:value-type="float" office:value="19038">
            <text:p>19038</text:p>
          </table:table-cell>
          <table:table-cell office:value-type="float" office:value="35.125">
            <text:p>35.125</text:p>
          </table:table-cell>
          <table:table-cell office:value-type="float" office:value="116.5">
            <text:p>116.5</text:p>
          </table:table-cell>
          <table:table-cell office:value-type="float" office:value="-391.25">
            <text:p>-391.25</text:p>
          </table:table-cell>
          <table:table-cell office:value-type="float" office:value="0.00375748823277706">
            <text:p>0.0037574882</text:p>
          </table:table-cell>
          <table:table-cell office:value-type="float" office:value="0.00918552392966964">
            <text:p>0.0091855239</text:p>
          </table:table-cell>
          <table:table-cell office:value-type="float" office:value="-0.0205510032566446">
            <text:p>-0.0205510033</text:p>
          </table:table-cell>
          <table:table-cell office:value-type="float" office:value="1.01317888150165">
            <text:p>1.0131788815</text:p>
          </table:table-cell>
          <table:table-cell office:value-type="float" office:value="1.03231470649957">
            <text:p>1.0323147065</text:p>
          </table:table-cell>
          <table:table-cell office:value-type="float" office:value="0.928899282322059">
            <text:p>0.9288992823</text:p>
          </table:table-cell>
          <table:table-cell table:number-columns-repeated="2" office:value-type="float" office:value="0">
            <text:p>0</text:p>
          </table:table-cell>
          <table:table-cell office:value-type="float" office:value="-33.3803701693957">
            <text:p>-33.380370169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872">
            <text:p>8872</text:p>
          </table:table-cell>
          <table:table-cell office:value-type="float" office:value="11653">
            <text:p>11653</text:p>
          </table:table-cell>
          <table:table-cell office:value-type="float" office:value="19644">
            <text:p>19644</text:p>
          </table:table-cell>
          <table:table-cell office:value-type="float" office:value="247.5">
            <text:p>247.5</text:p>
          </table:table-cell>
          <table:table-cell office:value-type="float" office:value="-47.625">
            <text:p>-47.625</text:p>
          </table:table-cell>
          <table:table-cell office:value-type="float" office:value="-101.625">
            <text:p>-101.625</text:p>
          </table:table-cell>
          <table:table-cell office:value-type="float" office:value="0.0278967538322813">
            <text:p>0.0278967538</text:p>
          </table:table-cell>
          <table:table-cell office:value-type="float" office:value="-0.00408693040418776">
            <text:p>-0.0040869304</text:p>
          </table:table-cell>
          <table:table-cell office:value-type="float" office:value="-0.0051733353695785">
            <text:p>-0.0051733354</text:p>
          </table:table-cell>
          <table:table-cell office:value-type="float" office:value="1.09916396700677">
            <text:p>1.099163967</text:p>
          </table:table-cell>
          <table:table-cell office:value-type="float" office:value="0.985728481465595">
            <text:p>0.9857284815</text:p>
          </table:table-cell>
          <table:table-cell office:value-type="float" office:value="0.981945782468214">
            <text:p>0.9819457825</text:p>
          </table:table-cell>
          <table:table-cell office:value-type="float" office:value="25.1918602000618">
            <text:p>25.1918602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7680">
            <text:p>7680</text:p>
          </table:table-cell>
          <table:table-cell office:value-type="float" office:value="12544">
            <text:p>12544</text:p>
          </table:table-cell>
          <table:table-cell office:value-type="float" office:value="22165">
            <text:p>22165</text:p>
          </table:table-cell>
          <table:table-cell office:value-type="float" office:value="-394.75">
            <text:p>-394.75</text:p>
          </table:table-cell>
          <table:table-cell office:value-type="float" office:value="-691.625">
            <text:p>-691.625</text:p>
          </table:table-cell>
          <table:table-cell office:value-type="float" office:value="-129.625">
            <text:p>-129.625</text:p>
          </table:table-cell>
          <table:table-cell office:value-type="float" office:value="-0.0513997395833333">
            <text:p>-0.0513997396</text:p>
          </table:table-cell>
          <table:table-cell office:value-type="float" office:value="-0.0551359215561225">
            <text:p>-0.0551359216</text:p>
          </table:table-cell>
          <table:table-cell office:value-type="float" office:value="-0.00584818407399053">
            <text:p>-0.0058481841</text:p>
          </table:table-cell>
          <table:table-cell office:value-type="float" office:value="0.825279100587633">
            <text:p>0.8252791006</text:p>
          </table:table-cell>
          <table:table-cell office:value-type="float" office:value="0.812982615451423">
            <text:p>0.8129826155</text:p>
          </table:table-cell>
          <table:table-cell office:value-type="float" office:value="0.979598390204681">
            <text:p>0.9795983902</text:p>
          </table:table-cell>
          <table:table-cell office:value-type="float" office:value="-13.1358005949359">
            <text:p>-13.1358005949</text:p>
          </table:table-cell>
          <table:table-cell office:value-type="float" office:value="-12.2217584280473">
            <text:p>-12.221758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262">
            <text:p>8262</text:p>
          </table:table-cell>
          <table:table-cell office:value-type="float" office:value="11956">
            <text:p>11956</text:p>
          </table:table-cell>
          <table:table-cell office:value-type="float" office:value="20789">
            <text:p>20789</text:p>
          </table:table-cell>
          <table:table-cell office:value-type="float" office:value="-515.25">
            <text:p>-515.25</text:p>
          </table:table-cell>
          <table:table-cell office:value-type="float" office:value="-91.5">
            <text:p>-91.5</text:p>
          </table:table-cell>
          <table:table-cell office:value-type="float" office:value="-1.625">
            <text:p>-1.625</text:p>
          </table:table-cell>
          <table:table-cell office:value-type="float" office:value="-0.062363834422658">
            <text:p>-0.0623638344</text:p>
          </table:table-cell>
          <table:table-cell office:value-type="float" office:value="-0.0076530612244898">
            <text:p>-0.0076530612</text:p>
          </table:table-cell>
          <table:table-cell table:style-name="ce17" office:value-type="float" office:value="-0.0000781663379671942">
            <text:p>-7.82E-005</text:p>
          </table:table-cell>
          <table:table-cell office:value-type="float" office:value="0.789349505294735">
            <text:p>0.7893495053</text:p>
          </table:table-cell>
          <table:table-cell office:value-type="float" office:value="0.973329081632653">
            <text:p>0.9733290816</text:p>
          </table:table-cell>
          <table:table-cell office:value-type="float" office:value="0.999726429792669">
            <text:p>0.9997264298</text:p>
          </table:table-cell>
          <table:table-cell office:value-type="float" office:value="-10.7642768021761">
            <text:p>-10.76427680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7344">
            <text:p>7344</text:p>
          </table:table-cell>
          <table:table-cell office:value-type="float" office:value="11715">
            <text:p>11715</text:p>
          </table:table-cell>
          <table:table-cell office:value-type="float" office:value="18686">
            <text:p>18686</text:p>
          </table:table-cell>
          <table:table-cell office:value-type="float" office:value="-359.5">
            <text:p>-359.5</text:p>
          </table:table-cell>
          <table:table-cell office:value-type="float" office:value="37.875">
            <text:p>37.875</text:p>
          </table:table-cell>
          <table:table-cell office:value-type="float" office:value="-105">
            <text:p>-105</text:p>
          </table:table-cell>
          <table:table-cell office:value-type="float" office:value="-0.0489515250544662">
            <text:p>-0.0489515251</text:p>
          </table:table-cell>
          <table:table-cell office:value-type="float" office:value="0.00323303457106274">
            <text:p>0.0032330346</text:p>
          </table:table-cell>
          <table:table-cell office:value-type="float" office:value="-0.00561918013486032">
            <text:p>-0.0056191801</text:p>
          </table:table-cell>
          <table:table-cell office:value-type="float" office:value="0.833366315847478">
            <text:p>0.8333663158</text:p>
          </table:table-cell>
          <table:table-cell office:value-type="float" office:value="1.01133610792329">
            <text:p>1.0113361079</text:p>
          </table:table-cell>
          <table:table-cell office:value-type="float" office:value="0.980394756891349">
            <text:p>0.9803947569</text:p>
          </table:table-cell>
          <table:table-cell office:value-type="float" office:value="-13.8103963972883">
            <text:p>-13.81039639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6912">
            <text:p>6912</text:p>
          </table:table-cell>
          <table:table-cell office:value-type="float" office:value="11380">
            <text:p>11380</text:p>
          </table:table-cell>
          <table:table-cell office:value-type="float" office:value="19304">
            <text:p>19304</text:p>
          </table:table-cell>
          <table:table-cell office:value-type="float" office:value="-65.5">
            <text:p>-65.5</text:p>
          </table:table-cell>
          <table:table-cell office:value-type="float" office:value="-598.75">
            <text:p>-598.75</text:p>
          </table:table-cell>
          <table:table-cell office:value-type="float" office:value="-94.125">
            <text:p>-94.125</text:p>
          </table:table-cell>
          <table:table-cell office:value-type="float" office:value="-0.00947627314814815">
            <text:p>-0.0094762731</text:p>
          </table:table-cell>
          <table:table-cell office:value-type="float" office:value="-0.0526142355008787">
            <text:p>-0.0526142355</text:p>
          </table:table-cell>
          <table:table-cell office:value-type="float" office:value="-0.00487593244923332">
            <text:p>-0.0048759324</text:p>
          </table:table-cell>
          <table:table-cell office:value-type="float" office:value="0.967009051496927">
            <text:p>0.9670090515</text:p>
          </table:table-cell>
          <table:table-cell office:value-type="float" office:value="0.821275960990515">
            <text:p>0.821275961</text:p>
          </table:table-cell>
          <table:table-cell office:value-type="float" office:value="0.982980834873492">
            <text:p>0.9829808349</text:p>
          </table:table-cell>
          <table:table-cell office:value-type="float" office:value="0">
            <text:p>0</text:p>
          </table:table-cell>
          <table:table-cell office:value-type="float" office:value="-12.8244422187036">
            <text:p>-12.8244422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589">
            <text:p>589</text:p>
          </table:table-cell>
          <table:table-cell office:value-type="float" office:value="7776">
            <text:p>7776</text:p>
          </table:table-cell>
          <table:table-cell office:value-type="float" office:value="12238">
            <text:p>12238</text:p>
          </table:table-cell>
          <table:table-cell office:value-type="float" office:value="21250">
            <text:p>21250</text:p>
          </table:table-cell>
          <table:table-cell office:value-type="float" office:value="81">
            <text:p>81</text:p>
          </table:table-cell>
          <table:table-cell office:value-type="float" office:value="-180">
            <text:p>-180</text:p>
          </table:table-cell>
          <table:table-cell office:value-type="float" office:value="-270.375">
            <text:p>-270.375</text:p>
          </table:table-cell>
          <table:table-cell office:value-type="float" office:value="0.0104166666666667">
            <text:p>0.0104166667</text:p>
          </table:table-cell>
          <table:table-cell office:value-type="float" office:value="-0.0147082856675927">
            <text:p>-0.0147082857</text:p>
          </table:table-cell>
          <table:table-cell office:value-type="float" office:value="-0.0127235294117647">
            <text:p>-0.0127235294</text:p>
          </table:table-cell>
          <table:table-cell office:value-type="float" office:value="1.03667100694444">
            <text:p>1.0366710069</text:p>
          </table:table-cell>
          <table:table-cell office:value-type="float" office:value="0.948945014151293">
            <text:p>0.9489450142</text:p>
          </table:table-cell>
          <table:table-cell office:value-type="float" office:value="0.95578494793218">
            <text:p>0.95578494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8320">
            <text:p>8320</text:p>
          </table:table-cell>
          <table:table-cell office:value-type="float" office:value="12136">
            <text:p>12136</text:p>
          </table:table-cell>
          <table:table-cell office:value-type="float" office:value="20314">
            <text:p>20314</text:p>
          </table:table-cell>
          <table:table-cell office:value-type="float" office:value="-326.375">
            <text:p>-326.375</text:p>
          </table:table-cell>
          <table:table-cell office:value-type="float" office:value="-283.625">
            <text:p>-283.625</text:p>
          </table:table-cell>
          <table:table-cell office:value-type="float" office:value="-308">
            <text:p>-308</text:p>
          </table:table-cell>
          <table:table-cell office:value-type="float" office:value="-0.0392277644230769">
            <text:p>-0.0392277644</text:p>
          </table:table-cell>
          <table:table-cell office:value-type="float" office:value="-0.0233705504284773">
            <text:p>-0.0233705504</text:p>
          </table:table-cell>
          <table:table-cell office:value-type="float" office:value="-0.0151619572708477">
            <text:p>-0.0151619573</text:p>
          </table:table-cell>
          <table:table-cell office:value-type="float" office:value="0.86571890682243">
            <text:p>0.8657189068</text:p>
          </table:table-cell>
          <table:table-cell office:value-type="float" office:value="0.919273591449896">
            <text:p>0.9192735914</text:p>
          </table:table-cell>
          <table:table-cell office:value-type="float" office:value="0.947383724050668">
            <text:p>0.9473837241</text:p>
          </table:table-cell>
          <table:table-cell office:value-type="float" office:value="-17.3209258764692">
            <text:p>-17.3209258765</text:p>
          </table:table-cell>
          <table:table-cell office:value-type="float" office:value="-29.311061548902">
            <text:p>-29.3110615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23">
            <text:p>423</text:p>
          </table:table-cell>
          <table:table-cell office:value-type="float" office:value="7618">
            <text:p>7618</text:p>
          </table:table-cell>
          <table:table-cell office:value-type="float" office:value="11259">
            <text:p>11259</text:p>
          </table:table-cell>
          <table:table-cell office:value-type="float" office:value="18120">
            <text:p>18120</text:p>
          </table:table-cell>
          <table:table-cell office:value-type="float" office:value="-295.375">
            <text:p>-295.375</text:p>
          </table:table-cell>
          <table:table-cell office:value-type="float" office:value="60.75">
            <text:p>60.75</text:p>
          </table:table-cell>
          <table:table-cell office:value-type="float" office:value="-546.25">
            <text:p>-546.25</text:p>
          </table:table-cell>
          <table:table-cell office:value-type="float" office:value="-0.0387733000787608">
            <text:p>-0.0387733001</text:p>
          </table:table-cell>
          <table:table-cell office:value-type="float" office:value="0.00539568345323741">
            <text:p>0.0053956835</text:p>
          </table:table-cell>
          <table:table-cell office:value-type="float" office:value="-0.0301462472406181">
            <text:p>-0.0301462472</text:p>
          </table:table-cell>
          <table:table-cell office:value-type="float" office:value="0.867240052570372">
            <text:p>0.8672400526</text:p>
          </table:table-cell>
          <table:table-cell office:value-type="float" office:value="1.01894195435019">
            <text:p>1.0189419544</text:p>
          </table:table-cell>
          <table:table-cell office:value-type="float" office:value="0.896269375254314">
            <text:p>0.8962693753</text:p>
          </table:table-cell>
          <table:table-cell office:value-type="float" office:value="-17.5280621810667">
            <text:p>-17.5280621811</text:p>
          </table:table-cell>
          <table:table-cell office:value-type="float" office:value="0">
            <text:p>0</text:p>
          </table:table-cell>
          <table:table-cell office:value-type="float" office:value="-22.6444764800942">
            <text:p>-22.644476480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7">
            <text:p>307</text:p>
          </table:table-cell>
          <table:table-cell office:value-type="float" office:value="7150">
            <text:p>7150</text:p>
          </table:table-cell>
          <table:table-cell office:value-type="float" office:value="10784">
            <text:p>10784</text:p>
          </table:table-cell>
          <table:table-cell office:value-type="float" office:value="16692">
            <text:p>16692</text:p>
          </table:table-cell>
          <table:table-cell office:value-type="float" office:value="-27.875">
            <text:p>-27.875</text:p>
          </table:table-cell>
          <table:table-cell office:value-type="float" office:value="460">
            <text:p>460</text:p>
          </table:table-cell>
          <table:table-cell office:value-type="float" office:value="134.375">
            <text:p>134.375</text:p>
          </table:table-cell>
          <table:table-cell office:value-type="float" office:value="-0.0038986013986014">
            <text:p>-0.0038986014</text:p>
          </table:table-cell>
          <table:table-cell office:value-type="float" office:value="0.0426557863501484">
            <text:p>0.0426557864</text:p>
          </table:table-cell>
          <table:table-cell office:value-type="float" office:value="0.00805026359932902">
            <text:p>0.0080502636</text:p>
          </table:table-cell>
          <table:table-cell office:value-type="float" office:value="0.986384685326911">
            <text:p>0.9863846853</text:p>
          </table:table-cell>
          <table:table-cell office:value-type="float" office:value="1.15286150379945">
            <text:p>1.1528615038</text:p>
          </table:table-cell>
          <table:table-cell office:value-type="float" office:value="1.02830294381593">
            <text:p>1.0283029438</text:p>
          </table:table-cell>
          <table:table-cell office:value-type="float" office:value="0">
            <text:p>0</text:p>
          </table:table-cell>
          <table:table-cell office:value-type="float" office:value="16.5939417261977">
            <text:p>16.5939417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6840">
            <text:p>6840</text:p>
          </table:table-cell>
          <table:table-cell office:value-type="float" office:value="10912">
            <text:p>10912</text:p>
          </table:table-cell>
          <table:table-cell office:value-type="float" office:value="17212">
            <text:p>17212</text:p>
          </table:table-cell>
          <table:table-cell office:value-type="float" office:value="-463.125">
            <text:p>-463.125</text:p>
          </table:table-cell>
          <table:table-cell office:value-type="float" office:value="266">
            <text:p>266</text:p>
          </table:table-cell>
          <table:table-cell office:value-type="float" office:value="208">
            <text:p>208</text:p>
          </table:table-cell>
          <table:table-cell office:value-type="float" office:value="-0.0677083333333333">
            <text:p>-0.0677083333</text:p>
          </table:table-cell>
          <table:table-cell office:value-type="float" office:value="0.0243768328445748">
            <text:p>0.0243768328</text:p>
          </table:table-cell>
          <table:table-cell office:value-type="float" office:value="0.0120845921450151">
            <text:p>0.0120845921</text:p>
          </table:table-cell>
          <table:table-cell office:value-type="float" office:value="0.772006293402778">
            <text:p>0.7720062934</text:p>
          </table:table-cell>
          <table:table-cell office:value-type="float" office:value="1.0864836057159">
            <text:p>1.0864836057</text:p>
          </table:table-cell>
          <table:table-cell office:value-type="float" office:value="1.04258230574748">
            <text:p>1.0425823057</text:p>
          </table:table-cell>
          <table:table-cell office:value-type="float" office:value="-9.8866277208289">
            <text:p>-9.8866277208</text:p>
          </table:table-cell>
          <table:table-cell office:value-type="float" office:value="28.7798517325492">
            <text:p>28.779851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6860">
            <text:p>6860</text:p>
          </table:table-cell>
          <table:table-cell office:value-type="float" office:value="10842">
            <text:p>10842</text:p>
          </table:table-cell>
          <table:table-cell office:value-type="float" office:value="16502">
            <text:p>16502</text:p>
          </table:table-cell>
          <table:table-cell office:value-type="float" office:value="-475">
            <text:p>-475</text:p>
          </table:table-cell>
          <table:table-cell office:value-type="float" office:value="58.5">
            <text:p>58.5</text:p>
          </table:table-cell>
          <table:table-cell office:value-type="float" office:value="97.125">
            <text:p>97.125</text:p>
          </table:table-cell>
          <table:table-cell office:value-type="float" office:value="-0.0692419825072886">
            <text:p>-0.0692419825</text:p>
          </table:table-cell>
          <table:table-cell office:value-type="float" office:value="0.00539568345323741">
            <text:p>0.0053956835</text:p>
          </table:table-cell>
          <table:table-cell office:value-type="float" office:value="0.00588565022421525">
            <text:p>0.0058856502</text:p>
          </table:table-cell>
          <table:table-cell office:value-type="float" office:value="0.767050187421908">
            <text:p>0.7670501874</text:p>
          </table:table-cell>
          <table:table-cell office:value-type="float" office:value="1.01894195435019">
            <text:p>1.0189419544</text:p>
          </table:table-cell>
          <table:table-cell office:value-type="float" office:value="1.02066767190673">
            <text:p>1.0206676719</text:p>
          </table:table-cell>
          <table:table-cell office:value-type="float" office:value="-9.65978652353753">
            <text:p>-9.6597865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6600">
            <text:p>6600</text:p>
          </table:table-cell>
          <table:table-cell office:value-type="float" office:value="10725">
            <text:p>10725</text:p>
          </table:table-cell>
          <table:table-cell office:value-type="float" office:value="16613">
            <text:p>16613</text:p>
          </table:table-cell>
          <table:table-cell office:value-type="float" office:value="-313.375">
            <text:p>-313.375</text:p>
          </table:table-cell>
          <table:table-cell office:value-type="float" office:value="160.875">
            <text:p>160.875</text:p>
          </table:table-cell>
          <table:table-cell office:value-type="float" office:value="277.5">
            <text:p>277.5</text:p>
          </table:table-cell>
          <table:table-cell office:value-type="float" office:value="-0.0474810606060606">
            <text:p>-0.0474810606</text:p>
          </table:table-cell>
          <table:table-cell office:value-type="float" office:value="0.015">
            <text:p>0.015</text:p>
          </table:table-cell>
          <table:table-cell office:value-type="float" office:value="0.0167037861915368">
            <text:p>0.0167037862</text:p>
          </table:table-cell>
          <table:table-cell office:value-type="float" office:value="0.83823501206669">
            <text:p>0.8382350121</text:p>
          </table:table-cell>
          <table:table-cell office:value-type="float" office:value="1.052941">
            <text:p>1.052941</text:p>
          </table:table-cell>
          <table:table-cell office:value-type="float" office:value="1.05901012395772">
            <text:p>1.059010124</text:p>
          </table:table-cell>
          <table:table-cell office:value-type="float" office:value="-14.2490096116542">
            <text:p>-14.2490096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07">
            <text:p>407</text:p>
          </table:table-cell>
          <table:table-cell office:value-type="float" office:value="7395">
            <text:p>7395</text:p>
          </table:table-cell>
          <table:table-cell office:value-type="float" office:value="11310">
            <text:p>11310</text:p>
          </table:table-cell>
          <table:table-cell office:value-type="float" office:value="17205">
            <text:p>17205</text:p>
          </table:table-cell>
          <table:table-cell office:value-type="float" office:value="-94.75">
            <text:p>-94.75</text:p>
          </table:table-cell>
          <table:table-cell office:value-type="float" office:value="97.5">
            <text:p>97.5</text:p>
          </table:table-cell>
          <table:table-cell office:value-type="float" office:value="582.75">
            <text:p>582.75</text:p>
          </table:table-cell>
          <table:table-cell office:value-type="float" office:value="-0.0128127112914131">
            <text:p>-0.0128127113</text:p>
          </table:table-cell>
          <table:table-cell office:value-type="float" office:value="0.00862068965517241">
            <text:p>0.0086206897</text:p>
          </table:table-cell>
          <table:table-cell office:value-type="float" office:value="0.0338709677419355">
            <text:p>0.0338709677</text:p>
          </table:table-cell>
          <table:table-cell office:value-type="float" office:value="0.955477274998503">
            <text:p>0.955477275</text:p>
          </table:table-cell>
          <table:table-cell office:value-type="float" office:value="1.03031807372176">
            <text:p>1.0303180737</text:p>
          </table:table-cell>
          <table:table-cell office:value-type="float" office:value="1.12079698231009">
            <text:p>1.1207969823</text:p>
          </table:table-cell>
          <table:table-cell table:number-columns-repeated="2" office:value-type="float" office:value="0">
            <text:p>0</text:p>
          </table:table-cell>
          <table:table-cell office:value-type="float" office:value="20.8089948968484">
            <text:p>20.808994896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7582">
            <text:p>7582</text:p>
          </table:table-cell>
          <table:table-cell office:value-type="float" office:value="11596">
            <text:p>11596</text:p>
          </table:table-cell>
          <table:table-cell office:value-type="float" office:value="17630">
            <text:p>17630</text:p>
          </table:table-cell>
          <table:table-cell office:value-type="float" office:value="44.625">
            <text:p>44.625</text:p>
          </table:table-cell>
          <table:table-cell office:value-type="float" office:value="68.25">
            <text:p>68.25</text:p>
          </table:table-cell>
          <table:table-cell office:value-type="float" office:value="714.875">
            <text:p>714.875</text:p>
          </table:table-cell>
          <table:table-cell table:number-columns-repeated="2" office:value-type="float" office:value="0.00588565022421525">
            <text:p>0.0058856502</text:p>
          </table:table-cell>
          <table:table-cell office:value-type="float" office:value="0.0405487804878049">
            <text:p>0.0405487805</text:p>
          </table:table-cell>
          <table:table-cell table:number-columns-repeated="2" office:value-type="float" office:value="1.02066767190673">
            <text:p>1.0206676719</text:p>
          </table:table-cell>
          <table:table-cell office:value-type="float" office:value="1.14514337076145">
            <text:p>1.1451433708</text:p>
          </table:table-cell>
          <table:table-cell table:number-columns-repeated="2" office:value-type="float" office:value="0">
            <text:p>0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7360">
            <text:p>7360</text:p>
          </table:table-cell>
          <table:table-cell office:value-type="float" office:value="11674">
            <text:p>11674</text:p>
          </table:table-cell>
          <table:table-cell office:value-type="float" office:value="17575">
            <text:p>17575</text:p>
          </table:table-cell>
          <table:table-cell office:value-type="float" office:value="397.5">
            <text:p>397.5</text:p>
          </table:table-cell>
          <table:table-cell office:value-type="float" office:value="195">
            <text:p>195</text:p>
          </table:table-cell>
          <table:table-cell office:value-type="float" office:value="286.75">
            <text:p>286.75</text:p>
          </table:table-cell>
          <table:table-cell office:value-type="float" office:value="0.054008152173913">
            <text:p>0.0540081522</text:p>
          </table:table-cell>
          <table:table-cell office:value-type="float" office:value="0.0167037861915368">
            <text:p>0.0167037862</text:p>
          </table:table-cell>
          <table:table-cell office:value-type="float" office:value="0.0163157894736842">
            <text:p>0.0163157895</text:p>
          </table:table-cell>
          <table:table-cell office:value-type="float" office:value="1.19474561839113">
            <text:p>1.1947456184</text:p>
          </table:table-cell>
          <table:table-cell office:value-type="float" office:value="1.05901012395772">
            <text:p>1.059010124</text:p>
          </table:table-cell>
          <table:table-cell office:value-type="float" office:value="1.05762702493075">
            <text:p>1.0576270249</text:p>
          </table:table-cell>
          <table:table-cell office:value-type="float" office:value="13.1776568055056">
            <text:p>13.1776568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7905">
            <text:p>7905</text:p>
          </table:table-cell>
          <table:table-cell office:value-type="float" office:value="12090">
            <text:p>12090</text:p>
          </table:table-cell>
          <table:table-cell office:value-type="float" office:value="19092">
            <text:p>19092</text:p>
          </table:table-cell>
          <table:table-cell office:value-type="float" office:value="267.75">
            <text:p>267.75</text:p>
          </table:table-cell>
          <table:table-cell office:value-type="float" office:value="409.5">
            <text:p>409.5</text:p>
          </table:table-cell>
          <table:table-cell office:value-type="float" office:value="790.125">
            <text:p>790.125</text:p>
          </table:table-cell>
          <table:table-cell table:number-columns-repeated="2" office:value-type="float" office:value="0.0338709677419355">
            <text:p>0.0338709677</text:p>
          </table:table-cell>
          <table:table-cell office:value-type="float" office:value="0.0413851351351351">
            <text:p>0.0413851351</text:p>
          </table:table-cell>
          <table:table-cell table:number-columns-repeated="2" office:value-type="float" office:value="1.12079698231009">
            <text:p>1.1207969823</text:p>
          </table:table-cell>
          <table:table-cell office:value-type="float" office:value="1.14820492261687">
            <text:p>1.1482049226</text:p>
          </table:table-cell>
          <table:table-cell table:number-columns-repeated="2" office:value-type="float" office:value="20.8089948968484">
            <text:p>20.8089948968</text:p>
          </table:table-cell>
          <table:table-cell office:value-type="float" office:value="17.0929305172017">
            <text:p>17.092930517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8041">
            <text:p>8041</text:p>
          </table:table-cell>
          <table:table-cell office:value-type="float" office:value="12624">
            <text:p>12624</text:p>
          </table:table-cell>
          <table:table-cell office:value-type="float" office:value="20210">
            <text:p>20210</text:p>
          </table:table-cell>
          <table:table-cell office:value-type="float" office:value="240.125">
            <text:p>240.125</text:p>
          </table:table-cell>
          <table:table-cell office:value-type="float" office:value="456">
            <text:p>456</text:p>
          </table:table-cell>
          <table:table-cell office:value-type="float" office:value="290.25">
            <text:p>290.25</text:p>
          </table:table-cell>
          <table:table-cell office:value-type="float" office:value="0.0298625792811839">
            <text:p>0.0298625793</text:p>
          </table:table-cell>
          <table:table-cell office:value-type="float" office:value="0.0361216730038023">
            <text:p>0.036121673</text:p>
          </table:table-cell>
          <table:table-cell office:value-type="float" office:value="0.0143617021276596">
            <text:p>0.0143617021</text:p>
          </table:table-cell>
          <table:table-cell office:value-type="float" office:value="1.10626690382114">
            <text:p>1.1062669038</text:p>
          </table:table-cell>
          <table:table-cell office:value-type="float" office:value="1.12898321502407">
            <text:p>1.128983215</text:p>
          </table:table-cell>
          <table:table-cell office:value-type="float" office:value="1.0506702240833">
            <text:p>1.0506702241</text:p>
          </table:table-cell>
          <table:table-cell office:value-type="float" office:value="23.5561034184774">
            <text:p>23.5561034185</text:p>
          </table:table-cell>
          <table:table-cell office:value-type="float" office:value="19.5337564358104">
            <text:p>19.5337564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075">
            <text:p>8075</text:p>
          </table:table-cell>
          <table:table-cell office:value-type="float" office:value="13120">
            <text:p>13120</text:p>
          </table:table-cell>
          <table:table-cell office:value-type="float" office:value="20425">
            <text:p>20425</text:p>
          </table:table-cell>
          <table:table-cell office:value-type="float" office:value="131.75">
            <text:p>131.75</text:p>
          </table:table-cell>
          <table:table-cell office:value-type="float" office:value="532">
            <text:p>532</text:p>
          </table:table-cell>
          <table:table-cell office:value-type="float" office:value="59.375">
            <text:p>59.375</text:p>
          </table:table-cell>
          <table:table-cell office:value-type="float" office:value="0.0163157894736842">
            <text:p>0.0163157895</text:p>
          </table:table-cell>
          <table:table-cell office:value-type="float" office:value="0.0405487804878049">
            <text:p>0.0405487805</text:p>
          </table:table-cell>
          <table:table-cell office:value-type="float" office:value="0.00290697674418605">
            <text:p>0.0029069767</text:p>
          </table:table-cell>
          <table:table-cell office:value-type="float" office:value="1.05762702493075">
            <text:p>1.0576270249</text:p>
          </table:table-cell>
          <table:table-cell office:value-type="float" office:value="1.14514337076145">
            <text:p>1.1451433708</text:p>
          </table:table-cell>
          <table:table-cell office:value-type="float" office:value="1.01019098161168">
            <text:p>1.0101909816</text:p>
          </table:table-cell>
          <table:table-cell office:value-type="float" office:value="0">
            <text:p>0</text:p>
          </table:table-cell>
          <table:table-cell office:value-type="float" office:value="17.4384337337802">
            <text:p>17.4384337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8109">
            <text:p>8109</text:p>
          </table:table-cell>
          <table:table-cell office:value-type="float" office:value="13052">
            <text:p>13052</text:p>
          </table:table-cell>
          <table:table-cell office:value-type="float" office:value="21586">
            <text:p>21586</text:p>
          </table:table-cell>
          <table:table-cell office:value-type="float" office:value="293.25">
            <text:p>293.25</text:p>
          </table:table-cell>
          <table:table-cell office:value-type="float" office:value="389.875">
            <text:p>389.875</text:p>
          </table:table-cell>
          <table:table-cell office:value-type="float" office:value="644.75">
            <text:p>644.75</text:p>
          </table:table-cell>
          <table:table-cell office:value-type="float" office:value="0.0361635220125786">
            <text:p>0.036163522</text:p>
          </table:table-cell>
          <table:table-cell office:value-type="float" office:value="0.0298709010113393">
            <text:p>0.029870901</text:p>
          </table:table-cell>
          <table:table-cell office:value-type="float" office:value="0.0298688965069953">
            <text:p>0.0298688965</text:p>
          </table:table-cell>
          <table:table-cell office:value-type="float" office:value="1.12913561567976">
            <text:p>1.1291356157</text:p>
          </table:table-cell>
          <table:table-cell office:value-type="float" office:value="1.10629700416506">
            <text:p>1.1062970042</text:p>
          </table:table-cell>
          <table:table-cell office:value-type="float" office:value="1.10628975369243">
            <text:p>1.1062897537</text:p>
          </table:table-cell>
          <table:table-cell office:value-type="float" office:value="19.5115480148192">
            <text:p>19.5115480148</text:p>
          </table:table-cell>
          <table:table-cell office:value-type="float" office:value="23.5496365385655">
            <text:p>23.5496365386</text:p>
          </table:table-cell>
          <table:table-cell office:value-type="float" office:value="23.5511939247336">
            <text:p>23.551193924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8916">
            <text:p>8916</text:p>
          </table:table-cell>
          <table:table-cell office:value-type="float" office:value="14202">
            <text:p>14202</text:p>
          </table:table-cell>
          <table:table-cell office:value-type="float" office:value="21756">
            <text:p>21756</text:p>
          </table:table-cell>
          <table:table-cell office:value-type="float" office:value="273">
            <text:p>273</text:p>
          </table:table-cell>
          <table:table-cell office:value-type="float" office:value="513">
            <text:p>513</text:p>
          </table:table-cell>
          <table:table-cell office:value-type="float" office:value="900.375">
            <text:p>900.375</text:p>
          </table:table-cell>
          <table:table-cell office:value-type="float" office:value="0.0306191117092867">
            <text:p>0.0306191117</text:p>
          </table:table-cell>
          <table:table-cell office:value-type="float" office:value="0.0361216730038023">
            <text:p>0.036121673</text:p>
          </table:table-cell>
          <table:table-cell office:value-type="float" office:value="0.0413851351351351">
            <text:p>0.0413851351</text:p>
          </table:table-cell>
          <table:table-cell office:value-type="float" office:value="1.10900444978616">
            <text:p>1.1090044498</text:p>
          </table:table-cell>
          <table:table-cell office:value-type="float" office:value="1.12898321502407">
            <text:p>1.128983215</text:p>
          </table:table-cell>
          <table:table-cell office:value-type="float" office:value="1.14820492261687">
            <text:p>1.1482049226</text:p>
          </table:table-cell>
          <table:table-cell office:value-type="float" office:value="22.9825614210159">
            <text:p>22.982561421</text:p>
          </table:table-cell>
          <table:table-cell office:value-type="float" office:value="19.5337564358104">
            <text:p>19.5337564358</text:p>
          </table:table-cell>
          <table:table-cell office:value-type="float" office:value="17.0929305172017">
            <text:p>17.092930517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8880">
            <text:p>8880</text:p>
          </table:table-cell>
          <table:table-cell office:value-type="float" office:value="14191">
            <text:p>14191</text:p>
          </table:table-cell>
          <table:table-cell office:value-type="float" office:value="23030">
            <text:p>23030</text:p>
          </table:table-cell>
          <table:table-cell office:value-type="float" office:value="380.25">
            <text:p>380.25</text:p>
          </table:table-cell>
          <table:table-cell office:value-type="float" office:value="244.375">
            <text:p>244.375</text:p>
          </table:table-cell>
          <table:table-cell office:value-type="float" office:value="330.75">
            <text:p>330.75</text:p>
          </table:table-cell>
          <table:table-cell office:value-type="float" office:value="0.0428209459459459">
            <text:p>0.0428209459</text:p>
          </table:table-cell>
          <table:table-cell office:value-type="float" office:value="0.0172204213938412">
            <text:p>0.0172204214</text:p>
          </table:table-cell>
          <table:table-cell office:value-type="float" office:value="0.0143617021276596">
            <text:p>0.0143617021</text:p>
          </table:table-cell>
          <table:table-cell office:value-type="float" office:value="1.15346723229775">
            <text:p>1.1534672323</text:p>
          </table:table-cell>
          <table:table-cell office:value-type="float" office:value="1.06085269898789">
            <text:p>1.060852699</text:p>
          </table:table-cell>
          <table:table-cell office:value-type="float" office:value="1.0506702240833">
            <text:p>1.0506702241</text:p>
          </table:table-cell>
          <table:table-cell office:value-type="float" office:value="16.5312574740671">
            <text:p>16.53125747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8421">
            <text:p>8421</text:p>
          </table:table-cell>
          <table:table-cell office:value-type="float" office:value="13772">
            <text:p>13772</text:p>
          </table:table-cell>
          <table:table-cell office:value-type="float" office:value="23275">
            <text:p>23275</text:p>
          </table:table-cell>
          <table:table-cell office:value-type="float" office:value="352">
            <text:p>352</text:p>
          </table:table-cell>
          <table:table-cell office:value-type="float" office:value="214.25">
            <text:p>214.25</text:p>
          </table:table-cell>
          <table:table-cell office:value-type="float" office:value="354.625">
            <text:p>354.625</text:p>
          </table:table-cell>
          <table:table-cell office:value-type="float" office:value="0.0418002612516328">
            <text:p>0.0418002613</text:p>
          </table:table-cell>
          <table:table-cell office:value-type="float" office:value="0.0155569270984606">
            <text:p>0.0155569271</text:p>
          </table:table-cell>
          <table:table-cell office:value-type="float" office:value="0.0152363050483351">
            <text:p>0.015236305</text:p>
          </table:table-cell>
          <table:table-cell office:value-type="float" office:value="1.1497255475885">
            <text:p>1.1497255476</text:p>
          </table:table-cell>
          <table:table-cell office:value-type="float" office:value="1.05492360008688">
            <text:p>1.0549236001</text:p>
          </table:table-cell>
          <table:table-cell office:value-type="float" office:value="1.05378207185256">
            <text:p>1.0537820719</text:p>
          </table:table-cell>
          <table:table-cell office:value-type="float" office:value="16.9265730719583">
            <text:p>16.9265730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9759">
            <text:p>9759</text:p>
          </table:table-cell>
          <table:table-cell office:value-type="float" office:value="15134">
            <text:p>15134</text:p>
          </table:table-cell>
          <table:table-cell office:value-type="float" office:value="24598">
            <text:p>24598</text:p>
          </table:table-cell>
          <table:table-cell office:value-type="float" office:value="700.25">
            <text:p>700.25</text:p>
          </table:table-cell>
          <table:table-cell office:value-type="float" office:value="825">
            <text:p>825</text:p>
          </table:table-cell>
          <table:table-cell office:value-type="float" office:value="1385.875">
            <text:p>1385.875</text:p>
          </table:table-cell>
          <table:table-cell office:value-type="float" office:value="0.0717542781022646">
            <text:p>0.0717542781</text:p>
          </table:table-cell>
          <table:table-cell office:value-type="float" office:value="0.0545130170477071">
            <text:p>0.054513017</text:p>
          </table:table-cell>
          <table:table-cell office:value-type="float" office:value="0.0563409626798927">
            <text:p>0.0563409627</text:p>
          </table:table-cell>
          <table:table-cell office:value-type="float" office:value="1.26123137915284">
            <text:p>1.2612313792</text:p>
          </table:table-cell>
          <table:table-cell office:value-type="float" office:value="1.19662003096116">
            <text:p>1.196620031</text:p>
          </table:table-cell>
          <table:table-cell office:value-type="float" office:value="1.20341500536799">
            <text:p>1.2034150054</text:p>
          </table:table-cell>
          <table:table-cell office:value-type="float" office:value="10.0025830724329">
            <text:p>10.0025830724</text:p>
          </table:table-cell>
          <table:table-cell office:value-type="float" office:value="13.0587676830797">
            <text:p>13.0587676831</text:p>
          </table:table-cell>
          <table:table-cell office:value-type="float" office:value="12.6461293765345">
            <text:p>12.646129376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82">
            <text:p>68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0260">
            <text:p>10260</text:p>
          </table:table-cell>
          <table:table-cell office:value-type="float" office:value="15980">
            <text:p>15980</text:p>
          </table:table-cell>
          <table:table-cell office:value-type="float" office:value="25619">
            <text:p>25619</text:p>
          </table:table-cell>
          <table:table-cell office:value-type="float" office:value="210">
            <text:p>210</text:p>
          </table:table-cell>
          <table:table-cell office:value-type="float" office:value="229.5">
            <text:p>229.5</text:p>
          </table:table-cell>
          <table:table-cell office:value-type="float" office:value="1921.625">
            <text:p>1921.625</text:p>
          </table:table-cell>
          <table:table-cell office:value-type="float" office:value="0.0204678362573099">
            <text:p>0.0204678363</text:p>
          </table:table-cell>
          <table:table-cell office:value-type="float" office:value="0.0143617021276596">
            <text:p>0.0143617021</text:p>
          </table:table-cell>
          <table:table-cell office:value-type="float" office:value="0.0750078067059604">
            <text:p>0.0750078067</text:p>
          </table:table-cell>
          <table:table-cell office:value-type="float" office:value="1.07245853424985">
            <text:p>1.0724585342</text:p>
          </table:table-cell>
          <table:table-cell office:value-type="float" office:value="1.0506702240833">
            <text:p>1.0506702241</text:p>
          </table:table-cell>
          <table:table-cell office:value-type="float" office:value="1.27355461876187">
            <text:p>1.2735546188</text:p>
          </table:table-cell>
          <table:table-cell office:value-type="float" office:value="34.2105940879842">
            <text:p>34.210594088</text:p>
          </table:table-cell>
          <table:table-cell office:value-type="float" office:value="0">
            <text:p>0</text:p>
          </table:table-cell>
          <table:table-cell office:value-type="float" office:value="9.58339664694896">
            <text:p>9.583396646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87">
            <text:p>687</text:p>
          </table:table-cell>
          <table:table-cell table:number-columns-repeated="2" office:value-type="float" office:value="343">
            <text:p>343</text:p>
          </table:table-cell>
          <table:table-cell office:value-type="float" office:value="10464">
            <text:p>10464</text:p>
          </table:table-cell>
          <table:table-cell office:value-type="float" office:value="16175">
            <text:p>16175</text:p>
          </table:table-cell>
          <table:table-cell office:value-type="float" office:value="26751">
            <text:p>26751</text:p>
          </table:table-cell>
          <table:table-cell office:value-type="float" office:value="59.375">
            <text:p>59.375</text:p>
          </table:table-cell>
          <table:table-cell office:value-type="float" office:value="1498.71428571429">
            <text:p>1498.7142857143</text:p>
          </table:table-cell>
          <table:table-cell office:value-type="float" office:value="1964.25">
            <text:p>1964.25</text:p>
          </table:table-cell>
          <table:table-cell office:value-type="float" office:value="0.00567421636085627">
            <text:p>0.0056742164</text:p>
          </table:table-cell>
          <table:table-cell office:value-type="float" office:value="0.0926562155001104">
            <text:p>0.0926562155</text:p>
          </table:table-cell>
          <table:table-cell office:value-type="float" office:value="0.0734271616014355">
            <text:p>0.0734271616</text:p>
          </table:table-cell>
          <table:table-cell office:value-type="float" office:value="1.01992286285636">
            <text:p>1.0199228629</text:p>
          </table:table-cell>
          <table:table-cell office:value-type="float" office:value="1.34112369582116">
            <text:p>1.3411236958</text:p>
          </table:table-cell>
          <table:table-cell office:value-type="float" office:value="1.26756249980428">
            <text:p>1.2675624998</text:p>
          </table:table-cell>
          <table:table-cell office:value-type="float" office:value="0">
            <text:p>0</text:p>
          </table:table-cell>
          <table:table-cell office:value-type="float" office:value="7.82230510525426">
            <text:p>7.8223051053</text:p>
          </table:table-cell>
          <table:table-cell office:value-type="float" office:value="9.78240994328988">
            <text:p>9.782409943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0956">
            <text:p>10956</text:p>
          </table:table-cell>
          <table:table-cell office:value-type="float" office:value="16784">
            <text:p>16784</text:p>
          </table:table-cell>
          <table:table-cell office:value-type="float" office:value="26480">
            <text:p>26480</text:p>
          </table:table-cell>
          <table:table-cell office:value-type="float" office:value="280.625">
            <text:p>280.625</text:p>
          </table:table-cell>
          <table:table-cell office:value-type="float" office:value="1069.625">
            <text:p>1069.625</text:p>
          </table:table-cell>
          <table:table-cell office:value-type="float" office:value="2691.875">
            <text:p>2691.875</text:p>
          </table:table-cell>
          <table:table-cell office:value-type="float" office:value="0.0256138189120117">
            <text:p>0.0256138189</text:p>
          </table:table-cell>
          <table:table-cell office:value-type="float" office:value="0.0637288489037178">
            <text:p>0.0637288489</text:p>
          </table:table-cell>
          <table:table-cell office:value-type="float" office:value="0.101656910876133">
            <text:p>0.1016569109</text:p>
          </table:table-cell>
          <table:table-cell office:value-type="float" office:value="1.09093425892179">
            <text:p>1.0909342589</text:p>
          </table:table-cell>
          <table:table-cell office:value-type="float" office:value="1.23101124888089">
            <text:p>1.2310112489</text:p>
          </table:table-cell>
          <table:table-cell office:value-type="float" office:value="1.37605407802307">
            <text:p>1.376054078</text:p>
          </table:table-cell>
          <table:table-cell office:value-type="float" office:value="27.4065666581235">
            <text:p>27.4065666581</text:p>
          </table:table-cell>
          <table:table-cell office:value-type="float" office:value="11.219510812335">
            <text:p>11.2195108123</text:p>
          </table:table-cell>
          <table:table-cell office:value-type="float" office:value="7.15947760451429">
            <text:p>7.159477604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43">
            <text:p>743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0980">
            <text:p>10980</text:p>
          </table:table-cell>
          <table:table-cell office:value-type="float" office:value="19879">
            <text:p>19879</text:p>
          </table:table-cell>
          <table:table-cell office:value-type="float" office:value="33631">
            <text:p>33631</text:p>
          </table:table-cell>
          <table:table-cell office:value-type="float" office:value="353.625">
            <text:p>353.625</text:p>
          </table:table-cell>
          <table:table-cell office:value-type="float" office:value="1800.25">
            <text:p>1800.25</text:p>
          </table:table-cell>
          <table:table-cell office:value-type="float" office:value="3045.625">
            <text:p>3045.625</text:p>
          </table:table-cell>
          <table:table-cell office:value-type="float" office:value="0.0322062841530055">
            <text:p>0.0322062842</text:p>
          </table:table-cell>
          <table:table-cell office:value-type="float" office:value="0.0905603903616882">
            <text:p>0.0905603904</text:p>
          </table:table-cell>
          <table:table-cell office:value-type="float" office:value="0.0905600487645327">
            <text:p>0.0905600488</text:p>
          </table:table-cell>
          <table:table-cell office:value-type="float" office:value="1.11475499422385">
            <text:p>1.1147549942</text:p>
          </table:table-cell>
          <table:table-cell office:value-type="float" office:value="1.33303568749873">
            <text:p>1.3330356875</text:p>
          </table:table-cell>
          <table:table-cell office:value-type="float" office:value="1.33303437064304">
            <text:p>1.3330343706</text:p>
          </table:table-cell>
          <table:table-cell office:value-type="float" office:value="21.8668523414483">
            <text:p>21.8668523414</text:p>
          </table:table-cell>
          <table:table-cell office:value-type="float" office:value="7.99554410271777">
            <text:p>7.9955441027</text:p>
          </table:table-cell>
          <table:table-cell office:value-type="float" office:value="7.99557299199977">
            <text:p>7.99557299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0387">
            <text:p>10387</text:p>
          </table:table-cell>
          <table:table-cell office:value-type="float" office:value="20800">
            <text:p>20800</text:p>
          </table:table-cell>
          <table:table-cell office:value-type="float" office:value="36443">
            <text:p>36443</text:p>
          </table:table-cell>
          <table:table-cell office:value-type="float" office:value="316.714285714286">
            <text:p>316.7142857143</text:p>
          </table:table-cell>
          <table:table-cell office:value-type="float" office:value="1544.5">
            <text:p>1544.5</text:p>
          </table:table-cell>
          <table:table-cell office:value-type="float" office:value="2818.28571428571">
            <text:p>2818.2857142857</text:p>
          </table:table-cell>
          <table:table-cell office:value-type="float" office:value="0.0304914109670055">
            <text:p>0.030491411</text:p>
          </table:table-cell>
          <table:table-cell office:value-type="float" office:value="0.0742548076923077">
            <text:p>0.0742548077</text:p>
          </table:table-cell>
          <table:table-cell office:value-type="float" office:value="0.0773340755230281">
            <text:p>0.0773340755</text:p>
          </table:table-cell>
          <table:table-cell office:value-type="float" office:value="1.10854220162433">
            <text:p>1.1085422016</text:p>
          </table:table-cell>
          <table:table-cell office:value-type="float" office:value="1.2706988287953">
            <text:p>1.2706988288</text:p>
          </table:table-cell>
          <table:table-cell office:value-type="float" office:value="1.28239116043512">
            <text:p>1.2823911604</text:p>
          </table:table-cell>
          <table:table-cell office:value-type="float" office:value="23.0773774054069">
            <text:p>23.0773774054</text:p>
          </table:table-cell>
          <table:table-cell office:value-type="float" office:value="9.67714773354627">
            <text:p>9.6771477335</text:p>
          </table:table-cell>
          <table:table-cell office:value-type="float" office:value="9.3052953763181">
            <text:p>9.305295376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9715">
            <text:p>9715</text:p>
          </table:table-cell>
          <table:table-cell office:value-type="float" office:value="20574">
            <text:p>20574</text:p>
          </table:table-cell>
          <table:table-cell office:value-type="float" office:value="40030">
            <text:p>40030</text:p>
          </table:table-cell>
          <table:table-cell office:value-type="float" office:value="365.5">
            <text:p>365.5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0.0376222336592898">
            <text:p>0.0376222337</text:p>
          </table:table-cell>
          <table:table-cell office:value-type="float" office:value="0.0890444250024302">
            <text:p>0.089044425</text:p>
          </table:table-cell>
          <table:table-cell office:value-type="float" office:value="0">
            <text:p>0</text:p>
          </table:table-cell>
          <table:table-cell office:value-type="float" office:value="1.13445206543992">
            <text:p>1.1344520654</text:p>
          </table:table-cell>
          <table:table-cell office:value-type="float" office:value="1.32719615037157">
            <text:p>1.3271961504</text:p>
          </table:table-cell>
          <table:table-cell office:value-type="float" office:value="1.35">
            <text:p>1.35</text:p>
          </table:table-cell>
          <table:table-cell office:value-type="float" office:value="18.768311399045">
            <text:p>18.768311399</text:p>
          </table:table-cell>
          <table:table-cell office:value-type="float" office:value="8.12593201483992">
            <text:p>8.1259320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19">
            <text:p>819</text:p>
          </table:table-cell>
          <table:table-cell table:number-columns-repeated="2" office:value-type="float" office:value="444">
            <text:p>444</text:p>
          </table:table-cell>
          <table:table-cell office:value-type="float" office:value="11065">
            <text:p>11065</text:p>
          </table:table-cell>
          <table:table-cell office:value-type="float" office:value="23047">
            <text:p>23047</text:p>
          </table:table-cell>
          <table:table-cell office:value-type="float" office:value="43969">
            <text:p>43969</text:p>
          </table:table-cell>
          <table:table-cell office:value-type="float" office:value="340.2">
            <text:p>340.2</text:p>
          </table:table-cell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  <table:table-cell office:value-type="float" office:value="0.0307455942159964">
            <text:p>0.0307455942</text:p>
          </table:table-cell>
          <table:table-cell office:value-type="float" office:value="0.0830042955699223">
            <text:p>0.0830042956</text:p>
          </table:table-cell>
          <table:table-cell office:value-type="float" office:value="0">
            <text:p>0</text:p>
          </table:table-cell>
          <table:table-cell office:value-type="float" office:value="1.10946235122083">
            <text:p>1.1094623512</text:p>
          </table:table-cell>
          <table:table-cell office:value-type="float" office:value="1.30401887213752">
            <text:p>1.3040188721</text:p>
          </table:table-cell>
          <table:table-cell office:value-type="float" office:value="1.35">
            <text:p>1.35</text:p>
          </table:table-cell>
          <table:table-cell office:value-type="float" office:value="22.8894262963082">
            <text:p>22.8894262963</text:p>
          </table:table-cell>
          <table:table-cell office:value-type="float" office:value="8.69270684404517">
            <text:p>8.692706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5">
            <text:p>5</text:p>
          </table:table-cell>
          <table:table-cell office:value-type="float" office:value="855">
            <text:p>855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1167">
            <text:p>11167</text:p>
          </table:table-cell>
          <table:table-cell office:value-type="float" office:value="25450">
            <text:p>25450</text:p>
          </table:table-cell>
          <table:table-cell office:value-type="float" office:value="48297">
            <text:p>48297</text:p>
          </table:table-cell>
          <table:table-cell table:number-columns-repeated="6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01">
            <text:p>1.01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1239">
            <text:p>11239</text:p>
          </table:table-cell>
          <table:table-cell office:value-type="float" office:value="27154">
            <text:p>27154</text:p>
          </table:table-cell>
          <table:table-cell office:value-type="float" office:value="53050">
            <text:p>53050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1305">
            <text:p>11305</text:p>
          </table:table-cell>
          <table:table-cell office:value-type="float" office:value="29232">
            <text:p>29232</text:p>
          </table:table-cell>
          <table:table-cell office:value-type="float" office:value="58272">
            <text:p>58272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5.5">
            <text:p>105.5</text:p>
          </table:table-cell>
          <table:table-cell office:value-type="float" office:value="5156.75">
            <text:p>5156.75</text:p>
          </table:table-cell>
          <table:table-cell office:value-type="float" office:value="27020.25">
            <text:p>27020.25</text:p>
          </table:table-cell>
          <table:table-cell office:value-type="float" office:value="17.09">
            <text:p>17.0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52">
            <text:p>652</text:p>
          </table:table-cell>
          <table:table-cell office:value-type="float" office:value="490">
            <text:p>490</text:p>
          </table:table-cell>
          <table:table-cell office:value-type="float" office:value="11372">
            <text:p>11372</text:p>
          </table:table-cell>
          <table:table-cell office:value-type="float" office:value="31468">
            <text:p>31468</text:p>
          </table:table-cell>
          <table:table-cell office:value-type="float" office:value="64007">
            <text:p>64007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0.666666666667">
            <text:p>100.6666666667</text:p>
          </table:table-cell>
          <table:table-cell office:value-type="float" office:value="5263.66666666667">
            <text:p>5263.6666666667</text:p>
          </table:table-cell>
          <table:table-cell office:value-type="float" office:value="27524">
            <text:p>27524</text:p>
          </table:table-cell>
          <table:table-cell office:value-type="float" office:value="17.0566666666667">
            <text:p>17.05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1">
            <text:p>611</text:p>
          </table:table-cell>
          <table:table-cell office:value-type="float" office:value="444">
            <text:p>444</text:p>
          </table:table-cell>
          <table:table-cell office:value-type="float" office:value="11439">
            <text:p>11439</text:p>
          </table:table-cell>
          <table:table-cell office:value-type="float" office:value="33876">
            <text:p>33876</text:p>
          </table:table-cell>
          <table:table-cell office:value-type="float" office:value="70306">
            <text:p>70306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.6">
            <text:p>17.6</text:p>
          </table:table-cell>
          <table:table-cell office:value-type="float" office:value="19.8">
            <text:p>19.8</text:p>
          </table:table-cell>
          <table:table-cell office:value-type="float" office:value="33.5">
            <text:p>33.5</text:p>
          </table:table-cell>
          <table:table-cell office:value-type="float" office:value="17295">
            <text:p>17295</text:p>
          </table:table-cell>
          <table:table-cell office:value-type="float" office:value="19497">
            <text:p>19497</text:p>
          </table:table-cell>
          <table:table-cell office:value-type="float" office:value="19875">
            <text:p>198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9:14.87</dc:date>
    <dc:creator>Liam Widdess</dc:creator>
    <meta:editing-duration>P2DT3H31M51S</meta:editing-duration>
    <meta:editing-cycles>185</meta:editing-cycles>
    <meta:generator>OpenOffice/4.1.7$Win32 OpenOffice.org_project/417m1$Build-9800</meta:generator>
    <meta:document-statistic meta:table-count="8" meta:cell-count="1100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135">
                <text:p>10135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193">
                <text:p>10193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512">
                <text:p>13512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778">
                <text:p>13778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910">
                <text:p>9910</text:p>
              </table:table-cell>
              <table:table-cell office:value-type="float" office:value="12889">
                <text:p>12889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376">
                <text:p>9376</text:p>
              </table:table-cell>
              <table:table-cell office:value-type="float" office:value="13042">
                <text:p>130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380">
                <text:p>9380</text:p>
              </table:table-cell>
              <table:table-cell office:value-type="float" office:value="13142">
                <text:p>13142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878">
                <text:p>8878</text:p>
              </table:table-cell>
              <table:table-cell office:value-type="float" office:value="13144">
                <text:p>13144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322">
                <text:p>9322</text:p>
              </table:table-cell>
              <table:table-cell office:value-type="float" office:value="12645">
                <text:p>12645</text:p>
              </table:table-cell>
              <table:table-cell office:value-type="float" office:value="17349">
                <text:p>1734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329">
                <text:p>9329</text:p>
              </table:table-cell>
              <table:table-cell office:value-type="float" office:value="12400">
                <text:p>12400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211">
                <text:p>9211</text:p>
              </table:table-cell>
              <table:table-cell office:value-type="float" office:value="13240">
                <text:p>13240</text:p>
              </table:table-cell>
              <table:table-cell office:value-type="float" office:value="18379">
                <text:p>1837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70">
                <text:p>9070</text:p>
              </table:table-cell>
              <table:table-cell office:value-type="float" office:value="12139">
                <text:p>12139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1834">
                <text:p>11834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1990">
                <text:p>11990</text:p>
              </table:table-cell>
              <table:table-cell office:value-type="float" office:value="17013">
                <text:p>1701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316">
                <text:p>8316</text:p>
              </table:table-cell>
              <table:table-cell office:value-type="float" office:value="11812">
                <text:p>11812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20">
                <text:p>11520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72">
                <text:p>8572</text:p>
              </table:table-cell>
              <table:table-cell office:value-type="float" office:value="11267">
                <text:p>11267</text:p>
              </table:table-cell>
              <table:table-cell office:value-type="float" office:value="15931">
                <text:p>1593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66">
                <text:p>8666</text:p>
              </table:table-cell>
              <table:table-cell office:value-type="float" office:value="12320">
                <text:p>12320</text:p>
              </table:table-cell>
              <table:table-cell office:value-type="float" office:value="16934">
                <text:p>1693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379">
                <text:p>8379</text:p>
              </table:table-cell>
              <table:table-cell office:value-type="float" office:value="11572">
                <text:p>11572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819">
                <text:p>7819</text:p>
              </table:table-cell>
              <table:table-cell office:value-type="float" office:value="10660">
                <text:p>10660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78">
                <text:p>7778</text:p>
              </table:table-cell>
              <table:table-cell office:value-type="float" office:value="10729">
                <text:p>10729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0">
                <text:p>7850</text:p>
              </table:table-cell>
              <table:table-cell office:value-type="float" office:value="10888">
                <text:p>10888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70">
                <text:p>7770</text:p>
              </table:table-cell>
              <table:table-cell office:value-type="float" office:value="10624">
                <text:p>10624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19">
                <text:p>7819</text:p>
              </table:table-cell>
              <table:table-cell office:value-type="float" office:value="10455">
                <text:p>10455</text:p>
              </table:table-cell>
              <table:table-cell office:value-type="float" office:value="15743">
                <text:p>1574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830">
                <text:p>1083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664">
                <text:p>11664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70">
                <text:p>7770</text:p>
              </table:table-cell>
              <table:table-cell office:value-type="float" office:value="10890">
                <text:p>10890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190">
                <text:p>1119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1764">
                <text:p>11764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60">
                <text:p>7560</text:p>
              </table:table-cell>
              <table:table-cell office:value-type="float" office:value="11715">
                <text:p>11715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338">
                <text:p>11338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526">
                <text:p>11526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58">
                <text:p>8958</text:p>
              </table:table-cell>
              <table:table-cell office:value-type="float" office:value="11994">
                <text:p>11994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671">
                <text:p>11671</text:p>
              </table:table-cell>
              <table:table-cell office:value-type="float" office:value="16227">
                <text:p>1622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71">
                <text:p>8671</text:p>
              </table:table-cell>
              <table:table-cell office:value-type="float" office:value="11380">
                <text:p>11380</text:p>
              </table:table-cell>
              <table:table-cell office:value-type="float" office:value="17516">
                <text:p>1751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718">
                <text:p>8718</text:p>
              </table:table-cell>
              <table:table-cell office:value-type="float" office:value="11362">
                <text:p>11362</text:p>
              </table:table-cell>
              <table:table-cell office:value-type="float" office:value="18349">
                <text:p>183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571">
                <text:p>11571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384">
                <text:p>11384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198">
                <text:p>12198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3138">
                <text:p>13138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43">
                <text:p>8543</text:p>
              </table:table-cell>
              <table:table-cell office:value-type="float" office:value="11939">
                <text:p>11939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952">
                <text:p>11952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928">
                <text:p>11928</text:p>
              </table:table-cell>
              <table:table-cell office:value-type="float" office:value="19773">
                <text:p>1977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428">
                <text:p>12428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42">
                <text:p>8342</text:p>
              </table:table-cell>
              <table:table-cell office:value-type="float" office:value="11791">
                <text:p>11791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4">
                <text:p>9014</text:p>
              </table:table-cell>
              <table:table-cell office:value-type="float" office:value="12952">
                <text:p>12952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652">
                <text:p>13652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348">
                <text:p>9348</text:p>
              </table:table-cell>
              <table:table-cell office:value-type="float" office:value="12683">
                <text:p>12683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872">
                <text:p>8872</text:p>
              </table:table-cell>
              <table:table-cell office:value-type="float" office:value="11653">
                <text:p>11653</text:p>
              </table:table-cell>
              <table:table-cell office:value-type="float" office:value="19644">
                <text:p>1964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680">
                <text:p>7680</text:p>
              </table:table-cell>
              <table:table-cell office:value-type="float" office:value="12544">
                <text:p>12544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262">
                <text:p>8262</text:p>
              </table:table-cell>
              <table:table-cell office:value-type="float" office:value="11956">
                <text:p>11956</text:p>
              </table:table-cell>
              <table:table-cell office:value-type="float" office:value="20789">
                <text:p>2078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7344">
                <text:p>7344</text:p>
              </table:table-cell>
              <table:table-cell office:value-type="float" office:value="11715">
                <text:p>11715</text:p>
              </table:table-cell>
              <table:table-cell office:value-type="float" office:value="18686">
                <text:p>186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912">
                <text:p>6912</text:p>
              </table:table-cell>
              <table:table-cell office:value-type="float" office:value="11380">
                <text:p>11380</text:p>
              </table:table-cell>
              <table:table-cell office:value-type="float" office:value="19304">
                <text:p>1930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776">
                <text:p>7776</text:p>
              </table:table-cell>
              <table:table-cell office:value-type="float" office:value="12238">
                <text:p>12238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8320">
                <text:p>8320</text:p>
              </table:table-cell>
              <table:table-cell office:value-type="float" office:value="12136">
                <text:p>12136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618">
                <text:p>7618</text:p>
              </table:table-cell>
              <table:table-cell office:value-type="float" office:value="11259">
                <text:p>11259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150">
                <text:p>7150</text:p>
              </table:table-cell>
              <table:table-cell office:value-type="float" office:value="10784">
                <text:p>10784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840">
                <text:p>6840</text:p>
              </table:table-cell>
              <table:table-cell office:value-type="float" office:value="10912">
                <text:p>10912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860">
                <text:p>6860</text:p>
              </table:table-cell>
              <table:table-cell office:value-type="float" office:value="10842">
                <text:p>10842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600">
                <text:p>6600</text:p>
              </table:table-cell>
              <table:table-cell office:value-type="float" office:value="10725">
                <text:p>10725</text:p>
              </table:table-cell>
              <table:table-cell office:value-type="float" office:value="16613">
                <text:p>1661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395">
                <text:p>7395</text:p>
              </table:table-cell>
              <table:table-cell office:value-type="float" office:value="11310">
                <text:p>11310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582">
                <text:p>7582</text:p>
              </table:table-cell>
              <table:table-cell office:value-type="float" office:value="11596">
                <text:p>11596</text:p>
              </table:table-cell>
              <table:table-cell office:value-type="float" office:value="17630">
                <text:p>1763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7360">
                <text:p>7360</text:p>
              </table:table-cell>
              <table:table-cell office:value-type="float" office:value="11674">
                <text:p>11674</text:p>
              </table:table-cell>
              <table:table-cell office:value-type="float" office:value="17575">
                <text:p>175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7905">
                <text:p>7905</text:p>
              </table:table-cell>
              <table:table-cell office:value-type="float" office:value="12090">
                <text:p>12090</text:p>
              </table:table-cell>
              <table:table-cell office:value-type="float" office:value="19092">
                <text:p>1909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8041">
                <text:p>8041</text:p>
              </table:table-cell>
              <table:table-cell office:value-type="float" office:value="12624">
                <text:p>12624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075">
                <text:p>8075</text:p>
              </table:table-cell>
              <table:table-cell office:value-type="float" office:value="13120">
                <text:p>1312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109">
                <text:p>8109</text:p>
              </table:table-cell>
              <table:table-cell office:value-type="float" office:value="13052">
                <text:p>13052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916">
                <text:p>8916</text:p>
              </table:table-cell>
              <table:table-cell office:value-type="float" office:value="14202">
                <text:p>14202</text:p>
              </table:table-cell>
              <table:table-cell office:value-type="float" office:value="21756">
                <text:p>2175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8880">
                <text:p>8880</text:p>
              </table:table-cell>
              <table:table-cell office:value-type="float" office:value="14191">
                <text:p>14191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8421">
                <text:p>8421</text:p>
              </table:table-cell>
              <table:table-cell office:value-type="float" office:value="13772">
                <text:p>13772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9759">
                <text:p>9759</text:p>
              </table:table-cell>
              <table:table-cell office:value-type="float" office:value="15134">
                <text:p>15134</text:p>
              </table:table-cell>
              <table:table-cell office:value-type="float" office:value="24598">
                <text:p>2459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0260">
                <text:p>10260</text:p>
              </table:table-cell>
              <table:table-cell office:value-type="float" office:value="15980">
                <text:p>15980</text:p>
              </table:table-cell>
              <table:table-cell office:value-type="float" office:value="25619">
                <text:p>2561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0464">
                <text:p>10464</text:p>
              </table:table-cell>
              <table:table-cell office:value-type="float" office:value="16175">
                <text:p>16175</text:p>
              </table:table-cell>
              <table:table-cell office:value-type="float" office:value="26751">
                <text:p>2675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0956">
                <text:p>10956</text:p>
              </table:table-cell>
              <table:table-cell office:value-type="float" office:value="16784">
                <text:p>16784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980">
                <text:p>10980</text:p>
              </table:table-cell>
              <table:table-cell office:value-type="float" office:value="19879">
                <text:p>19879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0387">
                <text:p>10387</text:p>
              </table:table-cell>
              <table:table-cell office:value-type="float" office:value="20800">
                <text:p>20800</text:p>
              </table:table-cell>
              <table:table-cell office:value-type="float" office:value="36443">
                <text:p>3644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9715">
                <text:p>9715</text:p>
              </table:table-cell>
              <table:table-cell office:value-type="float" office:value="20574">
                <text:p>20574</text:p>
              </table:table-cell>
              <table:table-cell office:value-type="float" office:value="40030">
                <text:p>4003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065">
                <text:p>11065</text:p>
              </table:table-cell>
              <table:table-cell office:value-type="float" office:value="23047">
                <text:p>23047</text:p>
              </table:table-cell>
              <table:table-cell office:value-type="float" office:value="43969">
                <text:p>4396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167">
                <text:p>11167</text:p>
              </table:table-cell>
              <table:table-cell office:value-type="float" office:value="25450">
                <text:p>25450</text:p>
              </table:table-cell>
              <table:table-cell office:value-type="float" office:value="48297">
                <text:p>4829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239">
                <text:p>11239</text:p>
              </table:table-cell>
              <table:table-cell office:value-type="float" office:value="27154">
                <text:p>27154</text:p>
              </table:table-cell>
              <table:table-cell office:value-type="float" office:value="53050">
                <text:p>5305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305">
                <text:p>11305</text:p>
              </table:table-cell>
              <table:table-cell office:value-type="float" office:value="29232">
                <text:p>29232</text:p>
              </table:table-cell>
              <table:table-cell office:value-type="float" office:value="58272">
                <text:p>5827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1372">
                <text:p>11372</text:p>
              </table:table-cell>
              <table:table-cell office:value-type="float" office:value="31468">
                <text:p>31468</text:p>
              </table:table-cell>
              <table:table-cell office:value-type="float" office:value="64007">
                <text:p>6400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1439">
                <text:p>11439</text:p>
              </table:table-cell>
              <table:table-cell office:value-type="float" office:value="33876">
                <text:p>33876</text:p>
              </table:table-cell>
              <table:table-cell office:value-type="float" office:value="70306">
                <text:p>70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156.75">
                <text:p>5156.7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263.66666666667">
                <text:p>5263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0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7.0566666666667">
                <text:p>17.0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144700228104">
                <text:p>0.9914470022810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976800162213">
                <text:p>0.99597680016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6123323629002">
                <text:p>0.96612332362900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8747831442588">
                <text:p>0.98874783144258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4661507480955">
                <text:p>0.94466150748095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31561976167598">
                <text:p>0.93156197616759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9367549934844">
                <text:p>0.9993675499348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300561443859">
                <text:p>0.98930056144385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1899824964379">
                <text:p>0.96189982496437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5304129097294">
                <text:p>0.9553041290972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70074807427483">
                <text:p>0.97007480742748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7519865587344">
                <text:p>0.97751986558734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3802999064805">
                <text:p>0.94380299906480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936574087838">
                <text:p>0.993657408783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3561286816814">
                <text:p>0.98356128681681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4246216291263">
                <text:p>0.93424621629126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6721081867008">
                <text:p>0.94672108186700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4696745867769">
                <text:p>0.98469674586776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015123075904">
                <text:p>1.0001512307590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0538103205004">
                <text:p>1.0053810320500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0952199508127">
                <text:p>0.9409521995081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3990942162056">
                <text:p>0.97399094216205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0771021296002">
                <text:p>1.007710212960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598315001369">
                <text:p>1.0359831500136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0023565657108">
                <text:p>0.96002356565710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56792953321723">
                <text:p>0.95679295332172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5111386614285">
                <text:p>0.97511138661428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036595192232">
                <text:p>1.0503659519223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90197334094381">
                <text:p>0.99019733409438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3673712434074">
                <text:p>1.0367371243407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43272057111">
                <text:p>1.10432720571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205145117517">
                <text:p>1.0820514511751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096548227215">
                <text:p>1.0509654822721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4444700825383">
                <text:p>0.98444470082538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545063345821">
                <text:p>1.0654506334582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681602308935">
                <text:p>1.0768160230893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870038123868">
                <text:p>0.9687003812386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1660771524755">
                <text:p>1.0166077152475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99080157487">
                <text:p>0.979908015748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361239990878">
                <text:p>1.0336123999087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9967511931288">
                <text:p>1.0996751193128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1429186248">
                <text:p>1.14142918624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563219878248">
                <text:p>1.0356321987824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01091476351">
                <text:p>1.00109147635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8700850516236">
                <text:p>0.97870085051623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46222483224633">
                <text:p>0.94622248322463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6422965881">
                <text:p>1.018642296588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231470649957">
                <text:p>1.0323147064995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85728481465595">
                <text:p>0.98572848146559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812982615451423">
                <text:p>0.81298261545142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73329081632653">
                <text:p>0.97332908163265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1133610792329">
                <text:p>1.0113361079232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821275960990515">
                <text:p>0.82127596099051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48945014151293">
                <text:p>0.94894501415129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19273591449896">
                <text:p>0.91927359144989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894195435019">
                <text:p>1.018941954350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5286150379945">
                <text:p>1.1528615037994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864836057159">
                <text:p>1.086483605715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894195435019">
                <text:p>1.0189419543501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52941">
                <text:p>1.05294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031807372176">
                <text:p>1.030318073721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901012395772">
                <text:p>1.059010123957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4514337076145">
                <text:p>1.1451433707614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0629700416506">
                <text:p>1.1062970041650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6085269898789">
                <text:p>1.0608526989878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5492360008688">
                <text:p>1.0549236000868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9662003096116">
                <text:p>1.1966200309611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506702240833">
                <text:p>1.050670224083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34112369582116">
                <text:p>1.3411236958211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23101124888089">
                <text:p>1.2310112488808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33303568749873">
                <text:p>1.3330356874987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2706988287953">
                <text:p>1.270698828795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32719615037157">
                <text:p>1.3271961503715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30401887213752">
                <text:p>1.3040188721375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7020.25">
                <text:p>27020.2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